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67cm" table:align="margins"/>
    </style:style>
    <style:style style:name="Table1.A" style:family="table-column">
      <style:table-column-properties style:column-width="2.501cm" style:rel-column-width="9332*"/>
    </style:style>
    <style:style style:name="Table1.B" style:family="table-column">
      <style:table-column-properties style:column-width="15.065cm" style:rel-column-width="56203*"/>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67cm" table:align="margins"/>
    </style:style>
    <style:style style:name="Table2.A" style:family="table-column">
      <style:table-column-properties style:column-width="2.501cm" style:rel-column-width="9332*"/>
    </style:style>
    <style:style style:name="Table2.B" style:family="table-column">
      <style:table-column-properties style:column-width="15.065cm" style:rel-column-width="56203*"/>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67cm" table:align="margins"/>
    </style:style>
    <style:style style:name="Table3.A" style:family="table-column">
      <style:table-column-properties style:column-width="2.501cm" style:rel-column-width="9332*"/>
    </style:style>
    <style:style style:name="Table3.B" style:family="table-column">
      <style:table-column-properties style:column-width="15.065cm" style:rel-column-width="5620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Preformatted_20_Text">
      <style:text-properties style:font-name="Courier 10 Pitch1" fo:font-size="9pt" style:font-size-asian="9pt" style:font-size-complex="9pt"/>
    </style:style>
    <style:style style:name="P8" style:family="paragraph" style:parent-style-name="Preformatted_20_Text">
      <style:text-properties style:font-name="Courier 10 Pitch1" fo:font-size="10pt" style:font-size-asian="10pt" style:font-size-complex="10pt"/>
    </style:style>
    <style:style style:name="P9" style:family="paragraph" style:parent-style-name="Preformatted_20_Text">
      <style:paragraph-properties fo:line-height="150%"/>
      <style:text-properties style:font-name="Courier 10 Pitch1" fo:font-size="10pt" style:font-size-asian="10pt" style:font-size-complex="10pt"/>
    </style:style>
    <style:style style:name="P10" style:family="paragraph" style:parent-style-name="Preformatted_20_Text">
      <style:text-properties style:font-name="Courier 10 Pitch1" fo:font-size="10pt" fo:font-weight="bold" style:font-size-asian="10pt" style:font-weight-asian="bold" style:font-size-complex="10pt" style:font-weight-complex="bold"/>
    </style:style>
    <style:style style:name="P11" style:family="paragraph" style:parent-style-name="Preformatted_20_Text">
      <style:text-properties style:font-name="Courier 10 Pitch1" fo:font-size="8pt" style:font-size-asian="8pt" style:font-size-complex="8pt"/>
    </style:style>
    <style:style style:name="P12" style:family="paragraph" style:parent-style-name="Preformatted_20_Text">
      <style:paragraph-properties fo:text-align="justify" style:justify-single-word="false"/>
    </style:style>
    <style:style style:name="P13" style:family="paragraph" style:parent-style-name="Preformatted_20_Text">
      <style:paragraph-properties fo:margin-top="0cm" fo:margin-bottom="0.499cm"/>
    </style:style>
    <style:style style:name="P14" style:family="paragraph" style:parent-style-name="Preformatted_20_Text">
      <style:paragraph-properties fo:margin-top="0cm" fo:margin-bottom="0.499cm"/>
      <style:text-properties style:font-name="Courier 10 Pitch1" fo:font-size="10pt" style:font-size-asian="10pt" style:font-size-complex="10pt"/>
    </style:style>
    <style:style style:name="P15" style:family="paragraph" style:parent-style-name="Preformatted_20_Text">
      <style:paragraph-properties fo:margin-top="0cm" fo:margin-bottom="0.499cm" fo:line-height="150%"/>
      <style:text-properties style:font-name="Courier 10 Pitch1" fo:font-size="10pt" style:font-size-asian="10pt" style:font-size-complex="10pt"/>
    </style:style>
    <style:style style:name="P16" style:family="paragraph" style:parent-style-name="Preformatted_20_Text">
      <style:paragraph-properties fo:margin-top="0cm" fo:margin-bottom="0.499cm" fo:background-color="#ffffcc" fo:padding="0cm" fo:border="none" style:shadow="none">
        <style:background-image/>
      </style:paragraph-properties>
    </style:style>
    <style:style style:name="P17" style:family="paragraph" style:parent-style-name="Preformatted_20_Text">
      <style:paragraph-properties fo:background-color="#ffffcc" fo:padding="0cm" fo:border="none" style:shadow="none">
        <style:background-image/>
      </style:paragraph-properties>
    </style:style>
    <style:style style:name="P18" style:family="paragraph" style:parent-style-name="Text_20_body">
      <style:paragraph-properties fo:text-align="start" style:justify-single-word="false"/>
    </style:style>
    <style:style style:name="P19" style:family="paragraph" style:parent-style-name="Text_20_body">
      <style:text-properties fo:font-style="italic" style:font-style-asian="italic" style:font-style-complex="italic"/>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fo:font-style="normal" style:font-style-asian="normal" style:font-style-complex="normal"/>
    </style:style>
    <style:style style:name="P22" style:family="paragraph" style:parent-style-name="Text_20_body">
      <style:paragraph-properties fo:text-align="justify" style:justify-single-word="false"/>
      <style:text-properties fo:font-weight="bold" style:font-weight-asian="bold" style:font-weight-complex="bold"/>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align="start" style:justify-single-word="false" fo:text-indent="0cm" style:auto-text-indent="false"/>
      <style:text-properties fo:font-style="italic" style:font-style-asian="italic" style:font-style-complex="italic"/>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ext_20_body">
      <style:paragraph-properties fo:margin-left="2.501cm" fo:margin-right="0cm" fo:text-align="start" style:justify-single-word="false" fo:text-indent="-0.635cm" style:auto-text-indent="false"/>
      <style:text-properties fo:font-style="italic" style:font-style-asian="italic" style:font-style-complex="italic"/>
    </style:style>
    <style:style style:name="P28" style:family="paragraph" style:parent-style-name="Text_20_body" style:list-style-name="L1"/>
    <style:style style:name="P29" style:family="paragraph" style:parent-style-name="Text_20_body" style:list-style-name="L1">
      <style:paragraph-properties fo:text-align="justify" style:justify-single-word="false"/>
    </style:style>
    <style:style style:name="P30" style:family="paragraph" style:parent-style-name="Text_20_body" style:list-style-name="L7">
      <style:paragraph-properties fo:text-align="justify" style:justify-single-word="false"/>
    </style:style>
    <style:style style:name="P31" style:family="paragraph" style:parent-style-name="Text_20_body" style:list-style-name="L9">
      <style:paragraph-properties fo:text-align="justify" style:justify-single-word="false"/>
    </style:style>
    <style:style style:name="P32" style:family="paragraph" style:parent-style-name="Text_20_body" style:list-style-name="L2">
      <style:paragraph-properties fo:line-height="100%"/>
    </style:style>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8"/>
    <style:style style:name="P37" style:family="paragraph" style:parent-style-name="Text_20_body" style:list-style-name="L10"/>
    <style:style style:name="P38" style:family="paragraph" style:parent-style-name="Text_20_body" style:list-style-name="L3">
      <style:paragraph-properties fo:margin-left="0cm" fo:margin-right="0cm" fo:text-indent="0cm" style:auto-text-indent="false"/>
    </style:style>
    <style:style style:name="P39" style:family="paragraph" style:parent-style-name="Text_20_body">
      <style:paragraph-properties fo:margin-left="0cm" fo:margin-right="0cm" fo:text-align="start" style:justify-single-word="false" fo:text-indent="0cm" style:auto-text-indent="false"/>
      <style:text-properties fo:font-style="italic" style:font-style-asian="italic" style:font-style-complex="italic"/>
    </style:style>
    <style:style style:name="P40" style:family="paragraph" style:parent-style-name="Text_20_body" style:list-style-name="L4">
      <style:paragraph-properties fo:margin-left="1.251cm" fo:margin-right="0cm" fo:text-indent="0cm" style:auto-text-indent="false"/>
    </style:style>
    <style:style style:name="P41" style:family="paragraph" style:parent-style-name="Text_20_body" style:list-style-name="L6">
      <style:paragraph-properties fo:margin-top="0cm" fo:margin-bottom="0cm"/>
    </style:style>
    <style:style style:name="P42" style:family="paragraph" style:parent-style-name="Text_20_body" style:list-style-name="L9">
      <style:paragraph-properties fo:margin-left="2.501cm" fo:margin-right="0cm" fo:text-align="start" style:justify-single-word="false" fo:text-indent="-0.635cm" style:auto-text-indent="false"/>
    </style:style>
    <style:style style:name="P43" style:family="paragraph" style:parent-style-name="Text_20_body">
      <style:paragraph-properties fo:margin-left="2.501cm" fo:margin-right="0cm" fo:text-align="start" style:justify-single-word="false" fo:text-indent="-0.635cm" style:auto-text-indent="false"/>
      <style:text-properties fo:font-style="italic" style:font-style-asian="italic" style:font-style-complex="italic"/>
    </style:style>
    <style:style style:name="P44" style:family="paragraph" style:parent-style-name="Text_20_body" style:list-style-name="L9">
      <style:paragraph-properties fo:margin-left="2.501cm" fo:margin-right="0cm" fo:text-align="start" style:justify-single-word="false" fo:text-indent="-0.635cm" style:auto-text-indent="false"/>
      <style:text-properties fo:font-style="normal" style:font-style-asian="normal" style:font-style-complex="normal"/>
    </style:style>
    <style:style style:name="P45" style:family="paragraph" style:parent-style-name="Text_20_body" style:list-style-name="L9">
      <style:paragraph-properties fo:margin-left="1.251cm" fo:margin-right="0cm" fo:text-align="start" style:justify-single-word="false" fo:text-indent="-0.635cm" style:auto-text-indent="false"/>
      <style:text-properties fo:font-style="normal" style:font-style-asian="normal" style:font-style-complex="normal"/>
    </style:style>
    <style:style style:name="P46" style:family="paragraph" style:parent-style-name="Text_20_body" style:list-style-name="L9">
      <style:paragraph-properties fo:margin-left="3.752cm" fo:margin-right="0cm" fo:text-align="start" style:justify-single-word="false" fo:text-indent="-0.635cm" style:auto-text-indent="false"/>
    </style:style>
    <style:style style:name="P47" style:family="paragraph" style:parent-style-name="Heading_20_1">
      <style:paragraph-properties fo:text-align="start" style:justify-single-word="false"/>
    </style:style>
    <style:style style:name="P48" style:family="paragraph" style:parent-style-name="Heading_20_1" style:list-style-name=""/>
    <style:style style:name="P49" style:family="paragraph" style:parent-style-name="Heading_20_1">
      <style:paragraph-properties fo:break-before="page"/>
    </style:style>
    <style:style style:name="P50" style:family="paragraph" style:parent-style-name="Contents_20_1">
      <style:paragraph-properties>
        <style:tab-stops>
          <style:tab-stop style:position="17.567cm" style:type="right" style:leader-style="dotted" style:leader-text="."/>
        </style:tab-stops>
      </style:paragraph-properties>
    </style:style>
    <style:style style:name="P51" style:family="paragraph" style:parent-style-name="Contents_20_2">
      <style:paragraph-properties>
        <style:tab-stops>
          <style:tab-stop style:position="17.067cm" style:type="right" style:leader-style="dotted" style:leader-text="."/>
        </style:tab-stops>
      </style:paragraph-properties>
    </style:style>
    <style:style style:name="P52" style:family="paragraph" style:parent-style-name="Contents_20_3">
      <style:paragraph-properties>
        <style:tab-stops>
          <style:tab-stop style:position="16.568cm" style:type="right" style:leader-style="dotted" style:leader-text="."/>
        </style:tab-stops>
      </style:paragraph-properties>
    </style:style>
    <style:style style:name="P53" style:family="paragraph" style:parent-style-name="Contents_20_4">
      <style:paragraph-properties>
        <style:tab-stops>
          <style:tab-stop style:position="16.069cm" style:type="right" style:leader-style="dotted" style:leader-text="."/>
        </style:tab-stops>
      </style:paragraph-properties>
    </style:style>
    <style:style style:name="P54"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Wingdings"/>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color="#c90016" fo:font-weight="bold" style:font-weight-asian="bold" style:font-weight-complex="bold"/>
    </style:style>
    <style:style style:name="T9"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Dokumentation uBasic (auf einem AVR)</text:p>
      <text:p text:style-name="Standard"/>
      <text:p text:style-name="P1">Uwe Berger (<text:a xlink:type="simple" xlink:href="mailto:bergeruw@gmx.net">bergeruw@gmx.net</text:a>)</text:p>
      <text:p text:style-name="Standard"/>
      <text:p text:style-name="P1">Stand: <text:date style:data-style-name="N36" text:date-value="2010-11-30T00:41:34.99">30.11.2010</text:date></text:p>
      <text:p text:style-name="P1"/>
      <text:p text:style-name="P1"/>
      <text:p text:style-name="P1"/>
      <text:p text:style-name="P1"/>
      <text:table-of-content text:style-name="Sect1" text:protected="true" text:name="Table of Contents2">
        <text:table-of-content-source text:outline-level="10" text:use-index-marks="false">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text:p>
          </text:index-title>
          <text:p text:style-name="P50">1Motivation<text:tab/>3</text:p>
          <text:p text:style-name="P50">2Sprachumfang<text:tab/>4</text:p>
          <text:p text:style-name="P51">2.1Generell<text:tab/>4</text:p>
          <text:p text:style-name="P51">2.2Einschränkungen<text:tab/>4</text:p>
          <text:p text:style-name="P51">2.3uBasic-Syntax<text:tab/>5</text:p>
          <text:p text:style-name="P52">2.3.1Operatoren<text:tab/>5</text:p>
          <text:p text:style-name="P53">Arithmetische Operatoren<text:tab/>5</text:p>
          <text:p text:style-name="P53">Bit-Operatoren<text:tab/>5</text:p>
          <text:p text:style-name="P53">Vergleichsoperatoren<text:tab/>5</text:p>
          <text:p text:style-name="P52">2.3.2Schleife von/bis (for/to/next)<text:tab/>6</text:p>
          <text:p text:style-name="P52">2.3.3Bedingte Anweisung (if/then/else)<text:tab/>6</text:p>
          <text:p text:style-name="P52">2.3.4Sprung (goto)<text:tab/>6</text:p>
          <text:p text:style-name="P52">2.3.5Unterprogramm aufrufen (gosub)<text:tab/>6</text:p>
          <text:p text:style-name="P52">2.3.6Programm-Ende (end)<text:tab/>7</text:p>
          <text:p text:style-name="P52">2.3.7Zufallswert (srand/rand)<text:tab/>7</text:p>
          <text:p text:style-name="P52">2.3.8absoluter Betrag (abs)<text:tab/>7</text:p>
          <text:p text:style-name="P52">2.3.9Complement (not)<text:tab/>7</text:p>
          <text:p text:style-name="P52">2.3.10Ausgabe (print)<text:tab/>7</text:p>
          <text:p text:style-name="P52">2.3.11Variable setzen (let)<text:tab/>8</text:p>
          <text:p text:style-name="P52">2.3.12EEPROM-Inhalt setzen (epeek)<text:tab/>8</text:p>
          <text:p text:style-name="P52">2.3.13EEPROM-Inhalt lesen (epoke)<text:tab/>8</text:p>
          <text:p text:style-name="P52">2.3.14Pause-Befehl (wait)<text:tab/>8</text:p>
          <text:p text:style-name="P52">2.3.15I/O-Portrichtung (Ein- oder Ausgang) festlegen (dir)<text:tab/>8</text:p>
          <text:p text:style-name="P52">2.3.16I/O-Port setzen (out)<text:tab/>9</text:p>
          <text:p text:style-name="P52">2.3.17I/O-Port auslesen (in)<text:tab/>9</text:p>
          <text:p text:style-name="P52">2.3.18ADC-Auslesen (adc)<text:tab/>9</text:p>
          <text:p text:style-name="P52">2.3.19C-Routinen aufrufen (call)<text:tab/>9</text:p>
          <text:p text:style-name="P52">2.3.20Zugriff auf interne C-Variablen (vpeek/vpoke)<text:tab/>10</text:p>
          <text:p text:style-name="P52">2.3.21Kommentar (rem)<text:tab/>10</text:p>
          <text:p text:style-name="P51">2.4Basic-Fehlerbehandlung<text:tab/>10</text:p>
          <text:p text:style-name="P51"><text:soft-page-break/>2.5Einige Basic-Beispielprogramme<text:tab/>11</text:p>
          <text:p text:style-name="P52">2.5.1for-next, gosub-return, print<text:tab/>11</text:p>
          <text:p text:style-name="P52">2.5.2abs(), not()<text:tab/>11</text:p>
          <text:p text:style-name="P52">2.5.3Zufallswert<text:tab/>11</text:p>
          <text:p text:style-name="P52">2.5.4Kommentar<text:tab/>11</text:p>
          <text:p text:style-name="P52">2.5.5Call-Befehl<text:tab/>12</text:p>
          <text:p text:style-name="P52">2.5.6VPOKE, VPEEK<text:tab/>12</text:p>
          <text:p text:style-name="P52">2.5.7EEPROM setzen/lesen<text:tab/>12</text:p>
          <text:p text:style-name="P52">2.5.8Endlosschleife mit wait-Befehl<text:tab/>12</text:p>
          <text:p text:style-name="P52">2.5.9I/O-Port auslesen<text:tab/>12</text:p>
          <text:p text:style-name="P52">2.5.10ADC auslesen<text:tab/>12</text:p>
          <text:p text:style-name="P52">2.5.11Blinklichter<text:tab/>13</text:p>
          <text:p text:style-name="P53">Variante 1<text:tab/>13</text:p>
          <text:p text:style-name="P53">Variante 2<text:tab/>13</text:p>
          <text:p text:style-name="P53">Variante 3<text:tab/>13</text:p>
          <text:p text:style-name="P50">3Funktionsweise des Interpreters<text:tab/>13</text:p>
          <text:p text:style-name="P50">4Einbinden in eigene Programme<text:tab/>14</text:p>
          <text:p text:style-name="P51">4.1Parametrisierung (ubasic_config.h)<text:tab/>14</text:p>
          <text:p text:style-name="P51">4.2Übersetzen, Testen<text:tab/>16</text:p>
          <text:p text:style-name="P51">4.3Einbinden, Start eines Basic-Programmes in eigene Applikationen<text:tab/>16</text:p>
          <text:p text:style-name="P51">4.4Schnittstelle zu anderen internen C-Funktionen und -Variablen<text:tab/>17</text:p>
          <text:p text:style-name="P52">4.4.1Basic-Befehl CALL<text:tab/>17</text:p>
          <text:p text:style-name="P52">4.4.2Basic-Befehle VPEEK, VPOKE<text:tab/>19</text:p>
          <text:p text:style-name="P50">5Variabler Zugriff auf Basic-Quelltext<text:tab/>20</text:p>
          <text:p text:style-name="P51">5.1Ziel <text:tab/>20</text:p>
          <text:p text:style-name="P51">5.2Umsetzung<text:tab/>20</text:p>
          <text:p text:style-name="P50">6Formale Syntax-Beschreibung (Erweiterte Backus-Naur-Form)<text:tab/>23</text:p>
          <text:p text:style-name="P50">7Bekannte Fehler<text:tab/>24</text:p>
          <text:p text:style-name="P50">8Kontakt<text:tab/>24</text:p>
        </text:index-body>
      </text:table-of-content>
      <text:p text:style-name="P1"/>
      <text:p text:style-name="P4"/>
      <text:h text:style-name="P49" text:outline-level="1">Motivation</text:h>
      <text:p text:style-name="P18"/>
      <text:p text:style-name="P20">Welcher Mikrocontroller-Programmierer kennt das Problem nicht: man hat eine schicke Firmware auf den MC gebrannt, braucht schnell eine neue (einfache) Funktionalität und will/kann nicht gleich an den C-Code der Firmware ran. Was liegt also näher, Funktionen beliebig "nachladen" und ausführen zu las­sen? Dieses Ansinnen mit Binär-Code-Fragmenten zu machen, dürfte ein schwieriges, wenn nicht so­gar unmögliches Unterfangen sein. Und man ist wieder von einem Compiler abhängig. Script-Sprachen sind da viel besser geeignet, da sie verständlicher und leichter zu programmieren sind. Voraussetzung ist dabei natürlich, dass ein entsprechender Script-Interpreter auf der Zielplattform verfügbar ist. </text:p>
      <text:p text:style-name="P20">Jetzt könnte man natürlich einen eigenen und u.U. speziell für Mikrocontroller angepassten Sprachsyn­tax entwickeln und implementieren (Bsp. <text:a xlink:type="simple" xlink:href="http://ethersex.de/index.php/ECMDScript">ECMDSript</text:a> bei <text:a xlink:type="simple" xlink:href="http://ethersex.de/index.php/Ethersex">ethersex</text:a>). Viel sinnvoller erscheint es aber, wenn man auf alt bewährte und bekannte Dinge zurückgreift: jeder (alte) Programmierer hat mal mit Basic angefangen oder zu mindestens davon gehört! Der Zufall wollte es, dass <text:a xlink:type="simple" xlink:href="http://www.sics.se/%7Eadam/">Adam Dunkle</text:a> ein C-Ge­rüst für einen kleinen und ressourcenschonenden <text:a xlink:type="simple" xlink:href="http://www.sics.se/%7Eadam/ubasic/">TinyBasic-Interpreter (uBasic)</text:a> veröffentlicht hat. Mit minimalen Modifikationen ist das Ding auch auf einem AVR sofort lauffähig und beeindruckt durch den geringen Ressourcen-Verbrauch. </text:p>
      <text:p text:style-name="Text_20_body">Auf dieses Gerüst aufsetzend, entstand uBasic für AVRs. </text:p>
      <text:p text:style-name="P20">Ziel ist es, einen universellen Basic-Interpreter zu haben, der in AVR-Programme einfach eingebunden werden kann. Die Basic-Programme können über vorhandene Schnittstellen (seriell, Ethernet o.ä.) ge­laden werden oder sind auf einem externen Speichermedium (SD-Card, Dataflash o.ä.) verfügbar und einlesbar. </text:p>
      <text:p text:style-name="Text_20_body"/>
      <text:p text:style-name="Text_20_body">Folgende Eigenschaften weist uBasic auf:</text:p>
      <text:list xml:id="list1788007286" text:style-name="L1">
        <text:list-item>
          <text:p text:style-name="P29">relativ einfach zu verstehender Quellcode, der es nach kurzer Einarbeitungszeit möglich macht, den Sprachumfang zu erweitern</text:p>
        </text:list-item>
        <text:list-item>
          <text:p text:style-name="P28">modular aufgebaut, einfach in eigene Applikationen integrierbar</text:p>
        </text:list-item>
        <text:list-item>
          <text:p text:style-name="P28">kleiner übersetzter Code, geringer Speicherverbrauch</text:p>
        </text:list-item>
        <text:list-item>
          <text:p text:style-name="P28">Basic-Syntax ist an das bekannte TinyBasic angelehnt</text:p>
        </text:list-item>
        <text:list-item>
          <text:p text:style-name="P28">Sprachumfang und interner Speicherverbrauch parametrierbar</text:p>
        </text:list-item>
        <text:list-item>
          <text:p text:style-name="P29">Basic-Befehle für den Zugriff auf Funktionen und Variablen der einbindenden Firmware vor­handen</text:p>
        </text:list-item>
        <text:list-item>
          <text:p text:style-name="P29">einfache Schnittstelle zur Implementierung eigener Zugriffsmethoden auf das Speichermedium des Basic-Quelltextes </text:p>
        </text:list-item>
      </text:list>
      <text:p text:style-name="Text_20_body"/>
      <text:h text:style-name="P48" text:outline-level="1"/>
      <text:h text:style-name="P49" text:outline-level="1"><text:bookmark text:name="Derzeitiger_Sprachumfang"/>Sprachumfang</text:h>
      <text:h text:style-name="Heading_20_2" text:outline-level="2">Generell</text:h>
      <text:p text:style-name="P20">Der Sprachumfang lehnt sich, mit einigen Einschränkungen (siehe weiter unten), an das bekannte Tiny­Basic an. </text:p>
      <text:p text:style-name="P20">Basic-Zeilen fangen immer mit einer eineindeutigen Zeilennummer an, diese werden in der folgenden Syntaxbeschreibung nicht mit aufgeführt! Innerhalb des Interpreters wird die Richtigkeit der Zeilen­nummer (Eineindeutigkeit, Reihenfolge) nicht abgeprüft. Sie spielen aber bei Sprungbefehlen (<text:span text:style-name="T2">goto</text:span>, <text:span text:style-name="T2">gosub-return</text:span>) sowie <text:span text:style-name="T2">for-to-next</text:span> schon eine entscheidende Rolle!</text:p>
      <text:p text:style-name="Text_20_body">Innerhalb von uBasic wird nicht zwischen Groß- und Kleinschreibung unterschieden.</text:p>
      <text:p text:style-name="Text_20_body">Ein Basic-Programm endet mit an einer <text:span text:style-name="T2">end</text:span>-Anweisung.</text:p>
      <text:p text:style-name="Text_20_body"/>
      <text:p text:style-name="Text_20_body">In der Folge werden:</text:p>
      <text:list xml:id="list938565896" text:style-name="L2">
        <text:list-item>
          <text:p text:style-name="P32">Befehle ohne einschließende Klammern ö.ä. angegeben</text:p>
        </text:list-item>
        <text:list-item>
          <text:p text:style-name="P32">erforderliche Syntaxelemente in &lt;...&gt; angegeben</text:p>
        </text:list-item>
        <text:list-item>
          <text:p text:style-name="P32">alternative Syntaxelemente mit einem | getrennt</text:p>
        </text:list-item>
        <text:list-item>
          <text:p text:style-name="P32">optionale Syntaxelemente in [...] angegeben</text:p>
        </text:list-item>
      </text:list>
      <text:p text:style-name="Text_20_body">Kombinationen sind möglich.</text:p>
      <text:p text:style-name="Text_20_body"/>
      <text:p text:style-name="Text_20_body">Bedeutung innerhalb folgender Syntaxbeschreibung:</text:p>
      <text:list xml:id="list177652741" text:style-name="L3">
        <text:list-item>
          <text:p text:style-name="P38"><text:span text:style-name="T2">val</text:span> <text:s/><text:span text:style-name="T4"></text:span> ein numerischer Wert</text:p>
        </text:list-item>
        <text:list-item>
          <text:p text:style-name="P38"><text:span text:style-name="T2">str</text:span> <text:s/><text:span text:style-name="T4"></text:span> ein String (eingeschlossen in "...")</text:p>
        </text:list-item>
        <text:list-item>
          <text:p text:style-name="P38"><text:span text:style-name="T2">expr</text:span> <text:span text:style-name="T4"></text:span> eine Expression (Ausdruck)</text:p>
        </text:list-item>
        <text:list-item>
          <text:p text:style-name="P38"><text:span text:style-name="T2">var</text:span> <text:s/><text:span text:style-name="T4"></text:span> eine Variable</text:p>
        </text:list-item>
        <text:list-item>
          <text:p text:style-name="P38"><text:span text:style-name="T2">rel</text:span> <text:s/><text:span text:style-name="T4"></text:span> Relation (Vergleichsoperation)</text:p>
        </text:list-item>
        <text:list-item>
          <text:p text:style-name="P38"><text:span text:style-name="T2">...</text:span> <text:s/><text:span text:style-name="T4"></text:span> weitere beliebige Statements/Zeichen o.ä.</text:p>
        </text:list-item>
      </text:list>
      <text:p text:style-name="P23"/>
      <text:h text:style-name="Heading_20_2" text:outline-level="2">Einschränkungen</text:h>
      <text:p text:style-name="Text_20_body">Folgende Einschränkungen gelten für Basic-Programme:</text:p>
      <text:list xml:id="list342796108" text:style-name="L4">
        <text:list-item>
          <text:p text:style-name="P33">systembedingte Einschränkungen:</text:p>
        </text:list-item>
        <text:list-item>
          <text:p text:style-name="P40">Schachtelungstiefe for-Befehl: ist begrenzt und via define einstellbar (uBasic_config.h)</text:p>
        </text:list-item>
        <text:list-item>
          <text:p text:style-name="P40">Schachtelungstiefe gosub-Befehl: ist begrenzt und via define einstellbar (uBasic_config.h)</text:p>
        </text:list-item>
        <text:list-item>
          <text:p text:style-name="P40">Länge des Basic-Quelltext: ist begrenzt durch vorhandene Speichergrößen</text:p>
        </text:list-item>
        <text:list-item>
          <text:p text:style-name="P33">im Vergleich zu anderen verbreiteten Basic-Dialekten (außer TinyBasic):</text:p>
        </text:list-item>
        <text:list-item>
          <text:p text:style-name="P40"><text:soft-page-break/>Wertebereiche Variablen: nur Integer (signed)</text:p>
        </text:list-item>
        <text:list-item>
          <text:p text:style-name="P40">Variablennamen: nur ein Buchstabe von 'a'...'z' bzw. 'A'...'Z' (es gilt a=A usw.)</text:p>
        </text:list-item>
        <text:list-item>
          <text:p text:style-name="P40">Anzahl Variablen: max. 26 und via define einstellbar (uBasic_config.h)</text:p>
        </text:list-item>
        <text:list-item>
          <text:p text:style-name="P33">im Vergleich zu TinyBasic</text:p>
        </text:list-item>
        <text:list-item>
          <text:p text:style-name="P40">es gibt keine Arrays</text:p>
        </text:list-item>
        <text:list-item>
          <text:p text:style-name="P40">keine DATA-Anweisung</text:p>
        </text:list-item>
      </text:list>
      <text:p text:style-name="Text_20_body"/>
      <text:p text:style-name="Text_20_body"/>
      <text:h text:style-name="Heading_20_2" text:outline-level="2">uBasic-Syntax</text:h>
      <text:h text:style-name="Heading_20_3" text:outline-level="3">Operatoren</text:h>
      <text:h text:style-name="Heading_20_4" text:outline-level="4">Arithmetische Operatoren</text:h>
      <table:table table:name="Table1" table:style-name="Table1">
        <table:table-column table:style-name="Table1.A"/>
        <table:table-column table:style-name="Table1.B"/>
        <table:table-row>
          <table:table-cell table:style-name="Table1.A1" office:value-type="string">
            <text:p text:style-name="P25">Operator</text:p>
          </table:table-cell>
          <table:table-cell table:style-name="Table1.B1" office:value-type="string">
            <text:p text:style-name="P25">Bedeutung </text:p>
          </table:table-cell>
        </table:table-row>
        <table:table-row>
          <table:table-cell table:style-name="Table1.A2" office:value-type="string">
            <text:p text:style-name="P26">+</text:p>
          </table:table-cell>
          <table:table-cell table:style-name="Table1.B2" office:value-type="string">
            <text:p text:style-name="Table_20_Contents">Addition zweier Werte; z.B. <text:span text:style-name="T2">1+2</text:span></text:p>
          </table:table-cell>
        </table:table-row>
        <table:table-row>
          <table:table-cell table:style-name="Table1.A2" office:value-type="string">
            <text:p text:style-name="P26">-</text:p>
          </table:table-cell>
          <table:table-cell table:style-name="Table1.B2" office:value-type="string">
            <text:p text:style-name="Table_20_Contents">Subtraktion zweier Werte; z.B. <text:span text:style-name="T2">3-2</text:span></text:p>
          </table:table-cell>
        </table:table-row>
        <table:table-row>
          <table:table-cell table:style-name="Table1.A2" office:value-type="string">
            <text:p text:style-name="P26">/</text:p>
          </table:table-cell>
          <table:table-cell table:style-name="Table1.B2" office:value-type="string">
            <text:p text:style-name="Table_20_Contents">Division zweier Werte; z.B. <text:span text:style-name="T2">4/2</text:span></text:p>
          </table:table-cell>
        </table:table-row>
        <table:table-row>
          <table:table-cell table:style-name="Table1.A2" office:value-type="string">
            <text:p text:style-name="P26">*</text:p>
          </table:table-cell>
          <table:table-cell table:style-name="Table1.B2" office:value-type="string">
            <text:p text:style-name="Table_20_Contents">Multiplikation zweier Werte; z.B. <text:span text:style-name="T2">3*5</text:span></text:p>
          </table:table-cell>
        </table:table-row>
        <table:table-row>
          <table:table-cell table:style-name="Table1.A2" office:value-type="string">
            <text:p text:style-name="P26">%, mod </text:p>
          </table:table-cell>
          <table:table-cell table:style-name="Table1.B2" office:value-type="string">
            <text:p text:style-name="Table_20_Contents">Modulo (Divisionsrest); z.B. <text:s/><text:span text:style-name="T2">5%4</text:span> bzw. <text:span text:style-name="T2">5 mod 4</text:span></text:p>
          </table:table-cell>
        </table:table-row>
      </table:table>
      <text:p text:style-name="Text_20_body"/>
      <text:h text:style-name="Heading_20_4" text:outline-level="4">Bit-Operatoren</text:h>
      <table:table table:name="Table2" table:style-name="Table2">
        <table:table-column table:style-name="Table2.A"/>
        <table:table-column table:style-name="Table2.B"/>
        <table:table-row>
          <table:table-cell table:style-name="Table2.A1" office:value-type="string">
            <text:p text:style-name="P25">Operator </text:p>
          </table:table-cell>
          <table:table-cell table:style-name="Table2.B1" office:value-type="string">
            <text:p text:style-name="P25">Bedeutung </text:p>
          </table:table-cell>
        </table:table-row>
        <table:table-row>
          <table:table-cell table:style-name="Table2.A2" office:value-type="string">
            <text:p text:style-name="P26">|,or</text:p>
          </table:table-cell>
          <table:table-cell table:style-name="Table2.B2" office:value-type="string">
            <text:p text:style-name="Table_20_Contents">bitweise OR-Verknüpfung; z.B. <text:span text:style-name="T2">2|3</text:span> bzw. <text:span text:style-name="T2">2 or 3</text:span></text:p>
          </table:table-cell>
        </table:table-row>
        <table:table-row>
          <table:table-cell table:style-name="Table2.A2" office:value-type="string">
            <text:p text:style-name="P26">&amp;, and</text:p>
          </table:table-cell>
          <table:table-cell table:style-name="Table2.B2" office:value-type="string">
            <text:p text:style-name="Table_20_Contents">bitweise AND-Verknüpfung; z.B. <text:span text:style-name="T2">2&amp;4</text:span> bzw. <text:span text:style-name="T2">2 and 4</text:span></text:p>
          </table:table-cell>
        </table:table-row>
        <table:table-row>
          <table:table-cell table:style-name="Table2.A2" office:value-type="string">
            <text:p text:style-name="P26">xor</text:p>
          </table:table-cell>
          <table:table-cell table:style-name="Table2.B2" office:value-type="string">
            <text:p text:style-name="Table_20_Contents">bitweise XOR-Verknüpfung; z.B. <text:span text:style-name="T2">3 xor 6</text:span></text:p>
          </table:table-cell>
        </table:table-row>
        <table:table-row>
          <table:table-cell table:style-name="Table2.A2" office:value-type="string">
            <text:p text:style-name="P26">shr</text:p>
          </table:table-cell>
          <table:table-cell table:style-name="Table2.B2" office:value-type="string">
            <text:p text:style-name="Table_20_Contents">Rechtsverschiebung; z.B. <text:span text:style-name="T2">4 shr 1</text:span></text:p>
          </table:table-cell>
        </table:table-row>
        <table:table-row>
          <table:table-cell table:style-name="Table2.A2" office:value-type="string">
            <text:p text:style-name="P26">shl</text:p>
          </table:table-cell>
          <table:table-cell table:style-name="Table2.B2" office:value-type="string">
            <text:p text:style-name="Table_20_Contents">Linksverschiebung; z.B. <text:span text:style-name="T2">4 shl 1</text:span></text:p>
          </table:table-cell>
        </table:table-row>
      </table:table>
      <text:p text:style-name="Text_20_body"/>
      <text:h text:style-name="Heading_20_4" text:outline-level="4">Vergleichsoperatoren</text:h>
      <table:table table:name="Table3" table:style-name="Table3">
        <table:table-column table:style-name="Table3.A"/>
        <table:table-column table:style-name="Table3.B"/>
        <table:table-row>
          <table:table-cell table:style-name="Table3.A1" office:value-type="string">
            <text:p text:style-name="P25">Operator </text:p>
          </table:table-cell>
          <table:table-cell table:style-name="Table3.B1" office:value-type="string">
            <text:p text:style-name="P25">Bedeutung </text:p>
          </table:table-cell>
        </table:table-row>
        <table:table-row>
          <table:table-cell table:style-name="Table3.A2" office:value-type="string">
            <text:p text:style-name="P26">&lt;</text:p>
          </table:table-cell>
          <table:table-cell table:style-name="Table3.B2" office:value-type="string">
            <text:p text:style-name="Table_20_Contents">kleiner</text:p>
          </table:table-cell>
        </table:table-row>
        <table:table-row>
          <table:table-cell table:style-name="Table3.A2" office:value-type="string">
            <text:p text:style-name="P26">&gt;</text:p>
          </table:table-cell>
          <table:table-cell table:style-name="Table3.B2" office:value-type="string">
            <text:p text:style-name="Table_20_Contents">größer</text:p>
          </table:table-cell>
        </table:table-row>
        <table:table-row>
          <table:table-cell table:style-name="Table3.A2" office:value-type="string">
            <text:p text:style-name="P26">=</text:p>
          </table:table-cell>
          <table:table-cell table:style-name="Table3.B2" office:value-type="string">
            <text:p text:style-name="Table_20_Contents">gleich</text:p>
          </table:table-cell>
        </table:table-row>
        <table:table-row>
          <table:table-cell table:style-name="Table3.A2" office:value-type="string">
            <text:p text:style-name="P26">&gt;=</text:p>
          </table:table-cell>
          <table:table-cell table:style-name="Table3.B2" office:value-type="string">
            <text:p text:style-name="Table_20_Contents">größer gleich</text:p>
          </table:table-cell>
        </table:table-row>
        <text:soft-page-break/>
        <table:table-row>
          <table:table-cell table:style-name="Table3.A2" office:value-type="string">
            <text:p text:style-name="P26">&lt;=</text:p>
          </table:table-cell>
          <table:table-cell table:style-name="Table3.B2" office:value-type="string">
            <text:p text:style-name="Table_20_Contents">kleiner gleich</text:p>
          </table:table-cell>
        </table:table-row>
        <table:table-row>
          <table:table-cell table:style-name="Table3.A2" office:value-type="string">
            <text:p text:style-name="P26">&lt;&gt;</text:p>
          </table:table-cell>
          <table:table-cell table:style-name="Table3.B2" office:value-type="string">
            <text:p text:style-name="Table_20_Contents">ungleich</text:p>
          </table:table-cell>
        </table:table-row>
      </table:table>
      <text:p text:style-name="P20"><text:span text:style-name="T5">Hinweis</text:span>: diese Vergleichsoperatoren sind nur in <text:span text:style-name="T2">if-then-else</text:span>-Anweisungen einsetzbar, nicht in <text:span text:style-name="T2">for-next</text:span><text:span text:style-name="T6">-Schleifen (bis auf </text:span><text:span text:style-name="T7">'='</text:span><text:span text:style-name="T6"> natürlich...).</text:span></text:p>
      <text:h text:style-name="Heading_20_3" text:outline-level="3">Schleife von/bis (for/to/next)</text:h>
      <text:p text:style-name="P6">for var=&lt;val|expr|var&gt; to|downto &lt;val|expr|var&gt; [step &lt;val|expr|var&gt;]</text:p>
      <text:p text:style-name="P6">...</text:p>
      <text:p text:style-name="P6">next &lt;var&gt;</text:p>
      <text:p text:style-name="Text_20_body">Schachtelungen von <text:span text:style-name="T2">for-next</text:span>-Schleifen sind möglich.</text:p>
      <text:p text:style-name="Text_20_body"/>
      <text:h text:style-name="Heading_20_3" text:outline-level="3">Bedingte Anweisung (if/then/else)</text:h>
      <text:p text:style-name="P6">if &lt;var|val|expr&gt;&lt;rel&gt;&lt;var|val|expr&gt; then ... [else ...]</text:p>
      <text:p text:style-name="Text_20_body"/>
      <text:p text:style-name="P20">Es ist eine Kurzform der <text:span text:style-name="T2">if</text:span>-Anweisung zulässig, bei der das <text:span text:style-name="T2">then</text:span> weggelassen werden darf. Bei Ver­wendung dieser Kurzform darf es dann aber keinen <text:span text:style-name="T2">else</text:span>-Zweig geben. Es wird dann eine entsprechen­de Fehlermeldung ausgegeben und das Programm abgebrochen.</text:p>
      <text:p text:style-name="Text_20_body">Korrektes Beispiel:</text:p>
      <text:p text:style-name="Preformatted_20_Text">IF A=1 GOTO 100</text:p>
      <text:p text:style-name="P20"/>
      <text:p text:style-name="P20">Fehlerhaftes Beispiel:</text:p>
      <text:p text:style-name="P12">IF A=1 GOTO 100 <text:span text:style-name="T8">ELSE GOTO 200</text:span></text:p>
      <text:p text:style-name="P20"/>
      <text:p text:style-name="P20">Hinweis: Nach <text:span text:style-name="T2">then</text:span> bzw. <text:span text:style-name="T2">else</text:span> ist nur ein Statement oder Ausdruck möglich. Sollten jeweils längere Programmstücke notwendig sein, kann man sich mit Unterprogrammen (<text:span text:style-name="T2">gosub-return</text:span>) behelfen.</text:p>
      <text:p text:style-name="Text_20_body"/>
      <text:h text:style-name="Heading_20_3" text:outline-level="3">Sprung (goto)</text:h>
      <text:p text:style-name="P6">goto &lt;val&gt;|&lt;expr&gt;|&lt;var&gt;</text:p>
      <text:p text:style-name="Text_20_body"/>
      <text:p text:style-name="P20"><text:span text:style-name="T2">val</text:span> gibt eine gültige Zeilennummer an bzw. das Ergebnis von <text:span text:style-name="T2">expr</text:span> oder <text:span text:style-name="T2">var</text:span> ist eine solche, zu der im Kontext gesprungen werden soll.</text:p>
      <text:p text:style-name="Text_20_body"/>
      <text:h text:style-name="Heading_20_3" text:outline-level="3">Unterprogramm aufrufen (gosub)</text:h>
      <text:p text:style-name="P6">gosub &lt;val&gt;|&lt;expr&gt;|&lt;var&gt;</text:p>
      <text:p text:style-name="P6">...</text:p>
      <text:p text:style-name="P6">return</text:p>
      <text:p text:style-name="Text_20_body"/>
      <text:p text:style-name="P20"><text:span text:style-name="T2">val </text:span>eine gültige Zeilennummer an bzw. das Ergebnis von <text:span text:style-name="T2">expr</text:span> oder <text:span text:style-name="T2">var</text:span> ist eine solche, an der das Un­terprogramm beginnt. Ende-Anweisung im Unterprogramm ist <text:span text:style-name="T2">return</text:span>, es wird zur Zeile nach dem ent­<text:soft-page-break/>sprechenden <text:span text:style-name="T2">gosub</text:span>-Befehl zurückgesprungen und die Abarbeitung des Programms fortgesetzt.</text:p>
      <text:p text:style-name="Text_20_body">Schachtelungen von <text:span text:style-name="T2">gosub</text:span>-Anweisungen sind möglich.</text:p>
      <text:p text:style-name="Text_20_body"/>
      <text:h text:style-name="Heading_20_3" text:outline-level="3">Programm-Ende (end)</text:h>
      <text:p text:style-name="P6">end</text:p>
      <text:p text:style-name="P19"/>
      <text:p text:style-name="P21">Beendet ein Basic-Programm. Unterprogramme (<text:span text:style-name="T2">gosub-return</text:span>) sollten nach der Ende-Anweisung ste­hen.</text:p>
      <text:p text:style-name="Text_20_body"/>
      <text:h text:style-name="Heading_20_3" text:outline-level="3">Zufallswert (srand/rand)</text:h>
      <text:p text:style-name="Text_20_body">Zufallsgenerator initialisieren:</text:p>
      <text:p text:style-name="P6">srand</text:p>
      <text:p text:style-name="Text_20_body"/>
      <text:p text:style-name="Text_20_body">Einen Zufallswert zwischen 0 &gt;= ... &lt;= (Wert in Klammern) erzeugen:</text:p>
      <text:p text:style-name="P6">&lt;var&gt;=rand(&lt;val|var|expr&gt;)</text:p>
      <text:p text:style-name="Text_20_body">Kann auch selbst Element eines Ausdrucks sein.</text:p>
      <text:p text:style-name="P20">Für die Implementierung der Zufallsfunktionen auf Nicht-AVR-Plattformen wurden die entsprechen­den Routinen der libc verwendet. Als seed-Wert für srand() dient die aktuelle Uhrzeit.</text:p>
      <text:p text:style-name="P20">Für AVR-Plattformen werden nicht die entsprechenden Routinen aus der libc verwendet. Der seed-Wert wird aus dem aktuellen Speicherinhalt des SRAM errechnet, als rand()-Funktion wird auf ein Algorith­mus zurückgegriffen, der u.a. auf der Webseite http://www.firstpr.com.au/dsp/rand31<text:a xlink:type="simple" xlink:href="http://www.firstpr.com.au/dsp/rand31/">/</text:a> zu finden ist.</text:p>
      <text:p text:style-name="Text_20_body"/>
      <text:h text:style-name="Heading_20_3" text:outline-level="3">absoluter Betrag (abs)</text:h>
      <text:p text:style-name="P6">&lt;var&gt;=abs(&lt;val|var|expr&gt;)</text:p>
      <text:p text:style-name="Text_20_body"/>
      <text:p text:style-name="Text_20_body">Kann auch selbst Element eines Ausdrucks sein.</text:p>
      <text:p text:style-name="Text_20_body"/>
      <text:h text:style-name="Heading_20_3" text:outline-level="3">Complement (not)</text:h>
      <text:p text:style-name="P6">&lt;var&gt;=not(&lt;val|var|expr&gt;)</text:p>
      <text:p text:style-name="Text_20_body"/>
      <text:p text:style-name="Text_20_body">Kann auch selbst Element eines Ausdrucks sein.</text:p>
      <text:p text:style-name="Text_20_body"/>
      <text:h text:style-name="Heading_20_3" text:outline-level="3">Ausgabe (print)</text:h>
      <text:p text:style-name="P6">print &lt;val|var|expr|str&gt; [&lt;,|;&gt; [&lt;val|var|expr|str&gt;]]</text:p>
      <text:p text:style-name="Text_20_body"/>
      <text:p text:style-name="P20"><text:soft-page-break/>Zwischen den einzelnen Ausdrücken wird ein Leerzeichens ausgegeben, wenn als Trennzeichen ein Komma angegeben wird. Ein Semikolon unterdrückt die Ausgabe des Leerzeichen. Stehen Komma oder Semikolon am Zeilenende, wird der Zeilenvorschub unterdrückt.</text:p>
      <text:p text:style-name="P20">Die Ausgabe erfolgt auf der "Standard-Ausgabe", welche in den entsprechenden Defines in ubasic_config.h definiert ist.</text:p>
      <text:p text:style-name="Text_20_body"/>
      <text:h text:style-name="Heading_20_3" text:outline-level="3">Variable setzen (let)</text:h>
      <text:p text:style-name="P6">[let] &lt;var&gt;=&lt;var|val|expr&gt;</text:p>
      <text:p text:style-name="Text_20_body"/>
      <text:p text:style-name="P20">Die Angabe von <text:span text:style-name="T2">let</text:span> ist optional. Variablen sind immer vom Typ signed Integer. Beim Start eines Basic-Programms werden sie mit 0 vorinitialisiert.</text:p>
      <text:p text:style-name="Text_20_body"/>
      <text:h text:style-name="Heading_20_3" text:outline-level="3">EEPROM-Inhalt setzen (epeek)</text:h>
      <text:p text:style-name="P6">epeek(&lt;val|var|expr&gt;)=&lt;val|var|expr&gt;</text:p>
      <text:p text:style-name="Text_20_body"/>
      <text:p text:style-name="P20">Der Wert in den Klammern gibt die Adresse im EEPROM an, deren Inhalt mit dem Wert rechts neben dem Istgleich gefüllt werden. Der Befehl ist AVR-spezifisch.</text:p>
      <text:p text:style-name="Text_20_body"/>
      <text:h text:style-name="Heading_20_3" text:outline-level="3">EEPROM-Inhalt lesen (epoke)</text:h>
      <text:p text:style-name="P6">&lt;var&gt;=epoke(&lt;val|var|expr&gt;)</text:p>
      <text:p text:style-name="Text_20_body"/>
      <text:p text:style-name="P20">Kann auch selbst Element eines Ausdrucks sein. Der Wert in den Klammern gibt die Adresse im EEPROM an, deren Inhalt zurück gegeben werden soll. Der Befehl ist AVR-spezifisch.</text:p>
      <text:p text:style-name="Text_20_body"/>
      <text:h text:style-name="Heading_20_3" text:outline-level="3">Pause-Befehl (wait)</text:h>
      <text:p text:style-name="P6">wait &lt;val|var|expr&gt;</text:p>
      <text:p text:style-name="Text_20_body"/>
      <text:p text:style-name="P20">Die Pausezeit ist in Millisekunden anzugeben. Intern wird _delay_ms() aus util/delay.h (mit allen Kon­sequenzen) verwendet, also der Prozessor wartet wirklich und ist damit auch AVR-spezifisch.</text:p>
      <text:p text:style-name="Text_20_body"/>
      <text:h text:style-name="Heading_20_3" text:outline-level="3">I/O-Portrichtung (Ein- oder Ausgang) festlegen (dir)</text:h>
      <text:p text:style-name="P6">dir(&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20">Es wird das angegebenen Pin des jeweiligen Ports als Aus- oder Eingang gesetzt. Dabei werden alle <text:soft-page-break/>Werte &gt;0 als Ausgang und Werte =0 wird als Eingang gewertet.</text:p>
      <text:p text:style-name="P20">Der Befehl ist AVR-spezifisch. Welche Ports angesteuert werden können ist abhängig vom verwende­ten Mikrocontroller und kann in ubasic_config.h eingestellt werden. </text:p>
      <text:p text:style-name="Text_20_body"/>
      <text:h text:style-name="Heading_20_3" text:outline-level="3">I/O-Port setzen (out)</text:h>
      <text:p text:style-name="P6">out(&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20">Es wird das angegebenen Pin des jeweiligen Ports auf 0 oder 1 gesetzt. Dabei werden alle Werte größer 0 als 1 und Werte gleich 0 als 0 gewertet.</text:p>
      <text:p text:style-name="P20">Der Befehl ist AVR-spezifisch. Welche Ports angesteuert werden können ist abhängig vom verwende­ten Mikrocontroller und kann in ubasic_config.h eingestellt werden. </text:p>
      <text:p text:style-name="Text_20_body"/>
      <text:p text:style-name="Text_20_body"/>
      <text:h text:style-name="Heading_20_3" text:outline-level="3">I/O-Port auslesen (in)</text:h>
      <text:p text:style-name="P6">var=in(&lt;port_str&gt;, &lt;pin&gt;)</text:p>
      <text:p text:style-name="Text_20_body"/>
      <text:p text:style-name="Text_20_body">port_str:<text:tab/>AVR-Port „a“, „b“, „c“, „d“... (plattformspezifisch!)</text:p>
      <text:p text:style-name="Text_20_body">pin:<text:tab/><text:tab/>Pin-Nr. des Port (kann eine Zahl, eine Variable oder ein Ausdruck sein)</text:p>
      <text:p text:style-name="P20">Es wird das angegebene Pin des entsprechenden Ports ausgelesen und als Ergebnis zurückgegeben.</text:p>
      <text:p text:style-name="P20">Der Befehl ist AVR-spezifisch. Welche Ports angesteuert werden können ist abhängig vom verwende­ten Mikrocontroller und kann in ubasic_config.h eingestellt werden. </text:p>
      <text:p text:style-name="Text_20_body"/>
      <text:h text:style-name="Heading_20_3" text:outline-level="3">ADC-Auslesen (adc)</text:h>
      <text:p text:style-name="P6">var=adc(&lt;val|var|expr&gt;)</text:p>
      <text:p text:style-name="Text_20_body"/>
      <text:p text:style-name="Text_20_body">Die Nummer in Klammern gibt den entsprechenden ADC an.</text:p>
      <text:p text:style-name="P20">Der Befehl ist AVR-spezifisch. Die Konfiguration der möglichen ADC-Kanäle ist abhängig vom ver­wendeten Mikrocontroller und kann in ubasic_config.h eingestellt werden. </text:p>
      <text:p text:style-name="Text_20_body"/>
      <text:h text:style-name="Heading_20_3" text:outline-level="3">C-Routinen aufrufen (call)</text:h>
      <text:p text:style-name="P6">[&lt;var&gt;=]call(str[, &lt;val|var|expr&gt;[, &lt;val|var|expr&gt;]])</text:p>
      <text:p text:style-name="Text_20_body"/>
      <text:p text:style-name="Text_20_body">str: Name der Funktion</text:p>
      <text:p text:style-name="Text_20_body"><text:soft-page-break/>Die folgenden Parameter sind die (konfigurierten) Übergabe der C-Funktion. </text:p>
      <text:p text:style-name="P20">Aufruf von internen C-Routinen. Dazu muss in ubasic_call.* einige Voraussetzungen geschaffen wer­den, siehe auch entsprechendes Kapitel in diesem Dokument.</text:p>
      <text:p text:style-name="Text_20_body">Funktioniert als Ausdruck, wie auch als Statement.</text:p>
      <text:p text:style-name="Text_20_body"/>
      <text:h text:style-name="Heading_20_3" text:outline-level="3">Zugriff auf interne C-Variablen (vpeek/vpoke)</text:h>
      <text:p text:style-name="Text_20_body">Setzen einer internen C-Variable:</text:p>
      <text:p text:style-name="P6">vpoke(&lt;str&gt;)=&lt;val|var|expr&gt;</text:p>
      <text:p text:style-name="Text_20_body"/>
      <text:p text:style-name="Text_20_body">Auslesen einer internen C-Variable:</text:p>
      <text:p text:style-name="P6">&lt;var&gt;=vpeek(&lt;str&gt;)</text:p>
      <text:p text:style-name="Text_20_body"/>
      <text:p text:style-name="Text_20_body">str: Name der internen C-Variable</text:p>
      <text:p text:style-name="P20">Bei <text:span text:style-name="T2">vpoke</text:span> wird die interne C-Variable auf den Wert nach dem Istgleich gesetzt. Der Rückgabewert von <text:span text:style-name="T2">vpeek</text:span> ist der Inhalt der internen C-Variable.</text:p>
      <text:p text:style-name="Text_20_body">Siehe auch entsprechendes Kapitel in diesem Dokument.</text:p>
      <text:h text:style-name="Heading_20_3" text:outline-level="3">Kommentar (rem)</text:h>
      <text:p text:style-name="P6">rem [...]</text:p>
      <text:p text:style-name="Text_20_body"/>
      <text:p text:style-name="P20">Der nach <text:span text:style-name="T2">rem</text:span> folgende Text wird durch den Interpreter übersprungen und die Abarbeitung wird in der nächsten Basic-Programmzeile fortgesetzt.</text:p>
      <text:p text:style-name="Text_20_body"/>
      <text:h text:style-name="Heading_20_2" text:outline-level="2">Basic-Fehlerbehandlung</text:h>
      <text:p text:style-name="P20">Soweit der Interpreter Fehler im Basic-Programm erkennt, werden sie in folgender Form auf der Stan­dard-Ausgabe ausgegeben:</text:p>
      <text:p text:style-name="P6">error &lt;error-number&gt; at line: '&lt;line-number&gt;'</text:p>
      <text:p text:style-name="Text_20_body"/>
      <text:p text:style-name="Text_20_body">Dabei ist &lt;line-number&gt; die Basic-Zeile, in der der Fehler aufgetreten ist.</text:p>
      <text:p text:style-name="Text_20_body">&lt;error-number&gt; hat folgende Bedeutungen (siehe auch uBasic.h):</text:p>
      <text:list xml:id="list1647265300" text:style-name="L5">
        <text:list-item>
          <text:p text:style-name="P34">1 <text:span text:style-name="T4"></text:span> allgemeiner Syntax-Fehler</text:p>
        </text:list-item>
        <text:list-item>
          <text:p text:style-name="P34">2 <text:span text:style-name="T4"></text:span> AVR-Erweiterung; unbekannter ADC-Kanal; uBasic_config.h</text:p>
        </text:list-item>
        <text:list-item>
          <text:p text:style-name="P34">3 <text:span text:style-name="T4"></text:span> AVR-Erweiterung; unbekannter I/O-Port; uBasic_config.h</text:p>
        </text:list-item>
        <text:list-item>
          <text:p text:style-name="P34">4 <text:span text:style-name="T4"></text:span> FOR-Schleife ohne TO oder DOWNTO</text:p>
        </text:list-item>
        <text:list-item>
          <text:p text:style-name="P34">5 <text:span text:style-name="T4"></text:span> unbekannter Befehl (Statement)</text:p>
        </text:list-item>
        <text:list-item>
          <text:p text:style-name="P34">6 <text:span text:style-name="T4"></text:span> CALL-Befehl: unbekannter Funktionsname</text:p>
        </text:list-item>
        <text:list-item>
          <text:p text:style-name="P34"><text:soft-page-break/>7 <text:span text:style-name="T4"></text:span> intern; CALL-Befehl: unbekannter Funktionspointertyp</text:p>
        </text:list-item>
        <text:list-item>
          <text:p text:style-name="P34">8 <text:span text:style-name="T4"></text:span> VPEEK/VPOKE-Befehl: unbekannter Variablenname</text:p>
        </text:list-item>
        <text:list-item>
          <text:p text:style-name="P34">9 <text:span text:style-name="T4"></text:span> in der Kurzform der IF-Anweisung (IF ohne THEN) darf kein ELSE-Zweig enthalten sein</text:p>
          <text:p text:style-name="P34"/>
        </text:list-item>
      </text:list>
      <text:p text:style-name="P20">Für die richtige Differenzierung des Fehlers wird keine Garantie gegeben. Fakt ist aber, dass wenn ein Fehler auftritt, ist etwas am Basic-Programm faul (oder das Ende des dynamischen Speichers erreicht)!</text:p>
      <text:p text:style-name="Text_20_body">Bei Auftreten eines Fehlers, wird das Basic-Programm abgebrochen.</text:p>
      <text:p text:style-name="Text_20_body"/>
      <text:h text:style-name="Heading_20_2" text:outline-level="2">Einige Basic-Beispielprogramme</text:h>
      <text:h text:style-name="Heading_20_3" text:outline-level="3">for-next, gosub-return, print</text:h>
      <text:p text:style-name="P17">10 <text:s/>gosub 100</text:p>
      <text:p text:style-name="P17">15 <text:s/>a=30</text:p>
      <text:p text:style-name="P17">20 <text:s/>for i = 1 to a step 10</text:p>
      <text:p text:style-name="P17">30 <text:s/>print "i=", i</text:p>
      <text:p text:style-name="P17">40 <text:s/>next i</text:p>
      <text:p text:style-name="P17">50 <text:s/>end</text:p>
      <text:p text:style-name="P17">100 print "subroutine"</text:p>
      <text:p text:style-name="P16">110 return</text:p>
      <text:h text:style-name="Heading_20_3" text:outline-level="3"><text:bookmark text:name="abs.28.29.2C_not.28.29"/>abs(), not()</text:h>
      <text:p text:style-name="Preformatted_20_Text">10 print abs(-8)</text:p>
      <text:p text:style-name="Preformatted_20_Text">20 print not(7)</text:p>
      <text:p text:style-name="P13">30 end</text:p>
      <text:h text:style-name="Heading_20_3" text:outline-level="3"><text:bookmark text:name="Zufallswert"/>Zufallswert</text:h>
      <text:p text:style-name="Preformatted_20_Text">10 <text:s/>srand</text:p>
      <text:p text:style-name="Preformatted_20_Text">20 <text:s/>for v = 1 to 2000</text:p>
      <text:p text:style-name="Preformatted_20_Text">30 <text:s/>y=rand(9)</text:p>
      <text:p text:style-name="Preformatted_20_Text">40 <text:s/>if y=0 then a=a+1</text:p>
      <text:p text:style-name="Preformatted_20_Text">50 <text:s/>if y=1 then b=b+1</text:p>
      <text:p text:style-name="Preformatted_20_Text">60 <text:s/>if y=2 then c=c+1</text:p>
      <text:p text:style-name="Preformatted_20_Text">70 <text:s/>if y=3 then d=d+1</text:p>
      <text:p text:style-name="Preformatted_20_Text">80 <text:s/>if y=4 then e=e+1</text:p>
      <text:p text:style-name="Preformatted_20_Text">90 <text:s/>if y=5 then f=f+1</text:p>
      <text:p text:style-name="Preformatted_20_Text">100 if y=6 then g=g+1</text:p>
      <text:p text:style-name="Preformatted_20_Text">110 if y=7 then h=h+1</text:p>
      <text:p text:style-name="Preformatted_20_Text">120 if y=8 then i=i+1</text:p>
      <text:p text:style-name="Preformatted_20_Text">130 if y=9 then j=j+1</text:p>
      <text:p text:style-name="Preformatted_20_Text">140 next v</text:p>
      <text:p text:style-name="Preformatted_20_Text">150 print a,b,c,d,e,f,g,h,i,j</text:p>
      <text:p text:style-name="P13">160 end</text:p>
      <text:h text:style-name="Heading_20_3" text:outline-level="3"><text:bookmark text:name="Kommentar"/>Kommentar</text:h>
      <text:p text:style-name="Preformatted_20_Text">10 rem Das ist ein Kommentar</text:p>
      <text:p text:style-name="Preformatted_20_Text"><text:soft-page-break/>20 print "Hallo..."</text:p>
      <text:p text:style-name="P13">30 end</text:p>
      <text:h text:style-name="Heading_20_3" text:outline-level="3"><text:bookmark text:name="Call-Befehl"/>Call-Befehl</text:h>
      <text:p text:style-name="Preformatted_20_Text">10 call("a")</text:p>
      <text:p text:style-name="Preformatted_20_Text">20 print call("c",0)</text:p>
      <text:p text:style-name="Preformatted_20_Text">30 wait 500</text:p>
      <text:p text:style-name="Preformatted_20_Text">40 call("b", 0)</text:p>
      <text:p text:style-name="Preformatted_20_Text">50 wait 500</text:p>
      <text:p text:style-name="Preformatted_20_Text">60 goto 10</text:p>
      <text:p text:style-name="P13">70 end</text:p>
      <text:h text:style-name="Heading_20_3" text:outline-level="3"><text:bookmark text:name="VPOKE.2C_VPEEK"/>VPOKE, VPEEK</text:h>
      <text:p text:style-name="Preformatted_20_Text">10 vpoke("a")=123</text:p>
      <text:p text:style-name="Preformatted_20_Text">20 a=vpeek("a")</text:p>
      <text:p text:style-name="P13">30 end<text:bookmark text:name="AVR-spezifische_Dinge"/></text:p>
      <text:h text:style-name="Heading_20_3" text:outline-level="3"><text:bookmark text:name="EEPROM_setzen.2Flesen"/>EEPROM setzen/lesen</text:h>
      <text:p text:style-name="Preformatted_20_Text">10 epoke(2)=55</text:p>
      <text:p text:style-name="Preformatted_20_Text">20 epoke(3)=11</text:p>
      <text:p text:style-name="Preformatted_20_Text">30 a=epeek(2)</text:p>
      <text:p text:style-name="Preformatted_20_Text">40 print a</text:p>
      <text:p text:style-name="Preformatted_20_Text">50 print epeek(3)+3</text:p>
      <text:p text:style-name="P13">60 end</text:p>
      <text:h text:style-name="Heading_20_3" text:outline-level="3"><text:bookmark text:name="Endlosschleife_mit_wait-Befehl"/>Endlosschleife mit wait-Befehl</text:h>
      <text:p text:style-name="Preformatted_20_Text">10 a=1</text:p>
      <text:p text:style-name="Preformatted_20_Text">20 print a</text:p>
      <text:p text:style-name="Preformatted_20_Text">30 wait 1000</text:p>
      <text:p text:style-name="Preformatted_20_Text">40 a=a+1</text:p>
      <text:p text:style-name="Preformatted_20_Text">50 goto 20</text:p>
      <text:p text:style-name="P13">60 end</text:p>
      <text:h text:style-name="Heading_20_3" text:outline-level="3"><text:bookmark text:name="I.2FO-Port_auslesen"/>I/O-Port auslesen</text:h>
      <text:p text:style-name="Preformatted_20_Text">10 print in(“b“,0)</text:p>
      <text:p text:style-name="P13">20 end</text:p>
      <text:h text:style-name="Heading_20_3" text:outline-level="3"><text:bookmark text:name="ADC_auslesen"/>ADC auslesen</text:h>
      <text:p text:style-name="Preformatted_20_Text">10 print adc(0)</text:p>
      <text:p text:style-name="P13">20 end</text:p>
      <text:h text:style-name="Heading_20_3" text:outline-level="3"><text:bookmark text:name="Blinklichter"/><text:soft-page-break/>Blinklichter</text:h>
      <text:h text:style-name="Heading_20_4" text:outline-level="4" text:is-list-header="true"><text:bookmark text:name="Variante_1"/>Variante 1</text:h>
      <text:p text:style-name="Preformatted_20_Text">10 dir(“b“,1)=1</text:p>
      <text:p text:style-name="Preformatted_20_Text">20 out(“b“,1)=1</text:p>
      <text:p text:style-name="Preformatted_20_Text">30 wait 1000</text:p>
      <text:p text:style-name="Preformatted_20_Text">40 out(“b“,1)=0</text:p>
      <text:p text:style-name="Preformatted_20_Text">50 wait 1000</text:p>
      <text:p text:style-name="Preformatted_20_Text">60 goto 20</text:p>
      <text:p text:style-name="P13">70 end</text:p>
      <text:h text:style-name="Heading_20_4" text:outline-level="4" text:is-list-header="true"><text:bookmark text:name="Variante_2"/>Variante 2</text:h>
      <text:p text:style-name="P8">10 dir(“b“,1)=1</text:p>
      <text:p text:style-name="P8">20 a=0</text:p>
      <text:p text:style-name="P8">30 out(“b“,1)=a</text:p>
      <text:p text:style-name="P8">40 if a=1 then a=0 else a=1</text:p>
      <text:p text:style-name="P8">50 wait 1000</text:p>
      <text:p text:style-name="P8">60 goto 30</text:p>
      <text:p text:style-name="P14">70 end</text:p>
      <text:h text:style-name="Heading_20_4" text:outline-level="4" text:is-list-header="true"><text:bookmark text:name="Variante_3"/>Variante 3</text:h>
      <text:p text:style-name="P8">10 dir(“b“,1)=1</text:p>
      <text:p text:style-name="P8">20 a=0</text:p>
      <text:p text:style-name="P8">30 a=a+1</text:p>
      <text:p text:style-name="P8">40 if (a%2)=1 then out(“b“,1)=0 else out(“b“,1)=1</text:p>
      <text:p text:style-name="P8">50 wait 1000</text:p>
      <text:p text:style-name="P8">60 goto 30</text:p>
      <text:p text:style-name="P14">70 end</text:p>
      <text:h text:style-name="P47" text:outline-level="1">Funktionsweise des Interpreters</text:h>
      <text:p text:style-name="Text_20_body">Der uBasic-Interpreter unterteilt sich in zwei Komponenten: </text:p>
      <text:list xml:id="list488971205" text:style-name="L6">
        <text:list-item>
          <text:p text:style-name="P41">dem Tokenizer (tokenizer.*) </text:p>
        </text:list-item>
        <text:list-item>
          <text:p text:style-name="P35">dem eigentlichen uBasic (ubasic*.*) </text:p>
        </text:list-item>
      </text:list>
      <text:p text:style-name="P20"><text:line-break/>Der Tokenizer analysiert den zu interpretierenden Code schrittweise nach ihm bekannten Syntaxele­menten. Dazu sind in tokenizer.c diverse Schlüsselwörter (keywords[]) und Einzelzeichen (singlechar()) definiert, nach denen der Programmtext durchsucht wird. Weiterhin stellt tokenizer.c di­verse Funktionen zur Verfügung, um das aktuelle Token abzufragen, die Tokenanalyse fortzuführen so­wie bei einigen Token deren Wert zurückzugeben (String, Variable, Wert etc.). </text:p>
      <text:p text:style-name="P20">In uBasic.c ist die vorgeschriebene Reihenfolge der einzelnen Tokenelemente, welche damit den ei­gentlichen Basic-Syntax ausmachen, und die daraus resultierenden Reaktionen, teilweise über mehrere Prozeduren verteilt, implementiert. Dabei wird hauptsächlich zwischen Statements (statement()) und Expression-Elementen (expr() -&gt; term() -&gt; factor()...) unterschieden. </text:p>
      <text:p text:style-name="P20">Einige der Funktionen/Prozeduren werden rekursiv aufgerufen (vor allem expr() in ubasic.c). Dies bringt, gerade bei den beschränkten Ressourcen auf einem Mikrocontroller, die Gefahr mit sich, dass der Stack überlaufen könnte. Hautsächlich könnte dies bei sehr komplexen Expressions auftreten. D.h., also, dem Interpreter bei solchen Problemen nicht zu komplexe Basic-Ausdrücke mit vielen Klammern <text:soft-page-break/>vorwerfen. </text:p>
      <text:p text:style-name="P20">Durch diese sinnvolle und konsquente Aufteilung der Interpreter-Funktionen ist es relativ leicht mög­lich weiter Syntax-Elemente hinzuzufügen. Der "Durchlauf" durch die einzelnen Interpreter-Elemente ist leicht zu verstehen. Einfach mal den Quelltext lesen! </text:p>
      <text:p text:style-name="Text_20_body"/>
      <text:h text:style-name="Heading_20_1" text:outline-level="1"><text:bookmark text:name="Einbinden_in_eigene_AVR-Programme"/>Einbinden in eigene Programme</text:h>
      <text:h text:style-name="Heading_20_2" text:outline-level="2">Parametrisierung (ubasic_config.h)</text:h>
      <text:p text:style-name="P20">Mit Hilfe diverser Defines in ubasic_config.h kann der Basic-Sprachumfang, der Speicherverbrauch sowie einige AVR-spezifische Dinge gesteuert werden. Folgende Defines sind definiert:</text:p>
      <text:p text:style-name="Text_20_body"/>
      <text:p text:style-name="Preformatted_20_Text">#define PRINTF(...) <text:s/>usart_write(__VA_ARGS__)</text:p>
      <text:p text:style-name="P20">Definiert die Standardausgabe für den Basic-Befehl <text:span text:style-name="T2">print,</text:span> im obigen Beispiel über die serielle Schnitt­stelle.</text:p>
      <text:p text:style-name="Text_20_body"/>
      <text:p text:style-name="Preformatted_20_Text">#define MAX_STRINGLEN 40</text:p>
      <text:p text:style-name="P20">Maximale Länge eines Strings innerhalb des Basic-Befehls <text:span text:style-name="T2">print</text:span>. (Bsp.: maximal 40 Zeichen)</text:p>
      <text:p text:style-name="Text_20_body"/>
      <text:p text:style-name="Preformatted_20_Text">#define MAX_GOSUB_STACK_DEPTH 2</text:p>
      <text:p text:style-name="P20">Maximale Schachtelungstiefe innerhalb von <text:span text:style-name="T2">gosub</text:span>-Anwesiungen. (Bsp.: maximale Schachtelungstiefe 2)</text:p>
      <text:p text:style-name="Text_20_body"/>
      <text:p text:style-name="Preformatted_20_Text">#define MAX_FOR_STACK_DEPTH 4</text:p>
      <text:p text:style-name="P20">Maximale Schachtelungstiefe von <text:span text:style-name="T2">for-next</text:span>-Anweisungen. (Bsp.: maximale Schachtelungstiefe 4)</text:p>
      <text:p text:style-name="Text_20_body"/>
      <text:p text:style-name="Preformatted_20_Text">#define MAX_VARNUM 26</text:p>
      <text:p text:style-name="P20">Maximale Anzahl von Basic-Variablen. Da Variablennamen nur aus einem Buchstaben bestehen kön­nen, sind maximal 26 Variablen möglich. (Bsp.: maximal 26 Variablen)</text:p>
      <text:p text:style-name="P20"/>
      <text:p text:style-name="Preformatted_20_Text">#define MAX_KEYWORD_LEN<text:tab/>8</text:p>
      <text:p text:style-name="P20">Maximallänge der Schlüsselwörter in der Tabelle keywords[] (tokenizer.*). (Bsp.: maximal 8 Zeichen)</text:p>
      <text:p text:style-name="Text_20_body"/>
      <text:p text:style-name="Preformatted_20_Text">#define MAX_NAME_LEN 8</text:p>
      <text:p text:style-name="P20">Maximale Länge von Funktions- und Variablennamen in <text:span text:style-name="T2">call</text:span>-, <text:span text:style-name="T2">vpeek</text:span>- und <text:span text:style-name="T2">vpoke</text:span>-Anweisungen über den die Variable bzw. Funktion via Basic angesprochen wird. (Bsp.: maximal 8 Zeichen)</text:p>
      <text:p text:style-name="Text_20_body"/>
      <text:p text:style-name="Preformatted_20_Text">#define UBASIC_ABS<text:tab/><text:tab/>1</text:p>
      <text:p text:style-name="Preformatted_20_Text">#define UBASIC_NOT<text:tab/><text:tab/>1</text:p>
      <text:p text:style-name="Preformatted_20_Text">#define UBASIC_XOR<text:tab/><text:tab/>1</text:p>
      <text:p text:style-name="Preformatted_20_Text">#define UBASIC_SHL<text:tab/><text:tab/>1</text:p>
      <text:p text:style-name="Preformatted_20_Text">#define UBASIC_SHR<text:tab/><text:tab/>1</text:p>
      <text:p text:style-name="Preformatted_20_Text">#define UBASIC_CALL <text:tab/><text:tab/>1</text:p>
      <text:p text:style-name="Preformatted_20_Text"><text:soft-page-break/>#define UBASIC_CVARS<text:tab/><text:tab/>1</text:p>
      <text:p text:style-name="Preformatted_20_Text">#define UBASIC_REM<text:tab/><text:tab/>1</text:p>
      <text:p text:style-name="Preformatted_20_Text">#define UBASIC_PRINT<text:tab/><text:tab/>1</text:p>
      <text:p text:style-name="Preformatted_20_Text">#define UBASIC_RND<text:tab/><text:tab/>1</text:p>
      <text:p text:style-name="P20">Über diese Defines kann der Sprachumfang des Basic-Interpreters beeinflusst werden. Ist der Wert mit 0 angegeben, steht das jeweilige Sprachelement nicht zur Verfügung. Die Define-Namen sind spre­chend, mit CVARS sind die Basic-Befehle <text:span text:style-name="T2">vpeek</text:span> und <text:span text:style-name="T2">vpoke</text:span> für den Zugriff auf interne C-Variablen ge­meint. Das Abwählen von nicht benötigten Basic-Elementen spart Speicherplatz.</text:p>
      <text:p text:style-name="Text_20_body"/>
      <text:p text:style-name="Preformatted_20_Text">#define USE_LINENUM_CACHE<text:tab/><text:tab/>1 </text:p>
      <text:p text:style-name="Preformatted_20_Text">#define MAX_LINENUM_CACHE_DEPTH<text:tab/>8</text:p>
      <text:p text:style-name="P20">Es besteht die Möglichkeit häufig durch <text:span text:style-name="T2">goto</text:span> oder <text:span text:style-name="T2">gosub</text:span> angesprungene Basic-Zeilen intern zu puf­fern, um beim zweiten Ansprung dieser gepufferten Basic-Zeile selbige schneller zu finden und damit die Laufzeit zu verkürzen. Das obige erste Define schaltet diesen internen Puffer ein (Wert 1; aus mit Wert 0), mit dem zweiten Define legt man die maximale Anzahl der gepufferten Zeilen fest.</text:p>
      <text:p text:style-name="Text_20_body"/>
      <text:p text:style-name="Preformatted_20_Text">#define BREAK_NOT_EXIT<text:tab/>1</text:p>
      <text:p text:style-name="P20">Mit diesem Define kann die Abbruchmethode bei Auftreten eines Fehlers im Basic-Programm (z.B. Syntax-Fehler) beeinflusst werden. Beim Wert 0 wird an den betreffenden Stellen im Code ein exit(1) ausgeführt und damit alles abgebrochen, also auch das Programm, in welches der Interpreter eingebet­tet ist. Beim Wert 1 wird nur die Abarbeitung des Basic-Programms abgebrochen, das Rahmenpro­gramm läuft weiter. </text:p>
      <text:p text:style-name="Text_20_body"/>
      <text:p text:style-name="Preformatted_20_Text">#define USE_AVR<text:tab/><text:tab/>1</text:p>
      <text:p text:style-name="P20">Mit diesem Define können AVR-spezifische Basic-Anweisungen ein- (Wert 1) oder ausgeschaltet wer­den. Sämtliche folgenden Defines sind damit in Gänze deaktivierbar. Sind AVR-spezifische Dinge aus­geschaltet, sollte es möglich sein, den Basic-Interpreter auch auf anderen Plattformen einzusetzen.</text:p>
      <text:p text:style-name="Text_20_body"/>
      <text:p text:style-name="Preformatted_20_Text">#define USE_PROGMEM<text:tab/><text:tab/>1</text:p>
      <text:p text:style-name="P20">Ist dieses Define mit dem Wert 1 belegt, werden einige statische Teile des Interpreters (z.B. die Tabelle keywords[] in tokenizer.c) in den AVR-Programmspeicher verlagert und von dort auch gelesen. Damit wird der SRAM-Bereich des AVR entlastet. Zum Beispiel spart dieses gesetzte Define, bei allen einge­schalteten Sprachelementen, ca. 200 Byte des wertvollen SRAM-Bereiches, der sonst für die Tabelle keywords[] verwendet werden würde. Umgekehrt wächst allerdings der verbrauchte Platz im Pro­grammspeicher, weil die PROGMEM-Leseroutinen etwas mehr Code generieren.</text:p>
      <text:p text:style-name="Text_20_body"/>
      <text:p text:style-name="Preformatted_20_Text">#define AVR_WAIT<text:tab/><text:tab/>1</text:p>
      <text:p text:style-name="Preformatted_20_Text">#define AVR_EPEEK<text:tab/><text:tab/>1</text:p>
      <text:p text:style-name="Preformatted_20_Text">#define AVR_EPOKE<text:tab/><text:tab/>1</text:p>
      <text:p text:style-name="Preformatted_20_Text">#define AVR_DIR<text:tab/><text:tab/>1</text:p>
      <text:p text:style-name="Preformatted_20_Text">#define AVR_IN<text:tab/><text:tab/><text:tab/>1</text:p>
      <text:p text:style-name="Preformatted_20_Text">#define AVR_OUT<text:tab/><text:tab/>1</text:p>
      <text:p text:style-name="Preformatted_20_Text">#define AVR_ADC<text:tab/><text:tab/>1</text:p>
      <text:p text:style-name="Preformatted_20_Text">#define AVR_RND<text:tab/><text:tab/>1</text:p>
      <text:p text:style-name="P20">Mit diesen Defines kann der Sprachumfang AVR-spezifischer Befehle gesteuert werden. Bei Wert 0 steht das entsprechende Sprachelement nicht zur Verfügung, was Speicherplatz im Programmspeicher und SRAM des AVR spart.</text:p>
      <text:p text:style-name="Text_20_body"/>
      <text:p text:style-name="Preformatted_20_Text"><text:soft-page-break/>#define HAVE_PORTA<text:tab/><text:tab/>0</text:p>
      <text:p text:style-name="Preformatted_20_Text">#define HAVE_PORTB<text:tab/><text:tab/>1</text:p>
      <text:p text:style-name="Preformatted_20_Text">#define HAVE_PORTC<text:tab/><text:tab/>1</text:p>
      <text:p text:style-name="Preformatted_20_Text">#define HAVE_PORTD<text:tab/><text:tab/>1</text:p>
      <text:p text:style-name="P20">Mit diesen Defines wird festgelegt, welche I/O-Port mit den Basic-Befehlen <text:span text:style-name="T2">dir</text:span>, <text:span text:style-name="T2">in</text:span> und <text:span text:style-name="T2">out</text:span> gesteuert werden können. Grund für die diese Festlegung ist zum einen der verwendete Hardwarearchitektur des Mikrocontroller, nicht jeder Typ hat alle Ports. Oder zum anderen möchte man vielleicht bestimmte Ports von der Ansteuerung durch Basic-Befehle ausschließen.</text:p>
      <text:p text:style-name="Text_20_body"/>
      <text:p text:style-name="Preformatted_20_Text">#define ADC_COUNT_MAX<text:tab/>4</text:p>
      <text:p text:style-name="Text_20_body">Gibt die Anzahl der, durch den Basic-Befehl adc abfragbaren ADC-Kanäle an.</text:p>
      <text:p text:style-name="Text_20_body"/>
      <text:h text:style-name="Heading_20_2" text:outline-level="2">Übersetzen, Testen</text:h>
      <text:p text:style-name="P20">Prinzipiell ist es möglich, uBasic auf verschiedenen Plattformen einzusetzen. Im Quelltextpaket sind Testprogramme für AVR (main.c) und Linux (use-ubasic.c) enthalten. Entsprechende Makefiles sind ebenfalls zu finden (Makefile.avr, Makefile.linux).</text:p>
      <text:p text:style-name="P20">Das AVR-Testprogramm nutzt die serielle Schnittstelle für die Ein- und Ausgaben. Weiterhin ist eine Reihe von Basic-Testprogrammen fest einkompiliert (siehe auch Kommentar in main.c).</text:p>
      <text:p text:style-name="P20">Die Linux-Version erwartet das Basic-Programm als Datei, deren Name auf der Kommandozeile mit­gegeben wird. Die Ausgaben erfolgen auf der Standardausgabe.</text:p>
      <text:p text:style-name="Text_20_body"/>
      <text:h text:style-name="Heading_20_2" text:outline-level="2">Einbinden, Start eines Basic-Programmes in eigene Applikationen</text:h>
      <text:p text:style-name="P20">Das Einbinden des Interpreters in eigene Programme geht relativ einfach. Prinzipiell ist nur uBasic.h entsprechend zu includieren. Ggf. sind die Defines PRINTF (in ubasic_config.h für Basic-Befehl <text:span text:style-name="T1">print</text:span>) und DEBUF_PRINTF (für evt. Debug-Ausgaben) in tokenizer.c, ubasic.c und uBasic_call.c an die ei­gene Ausgaberoutinen anzupassen. Des weiteren kann man in ubasic_config.h teilweise den Basic-Sprachumfang steuern (siehe weiter unten). </text:p>
      <text:p text:style-name="P20">Das abzuarbeitende Basic-Programm muss in dem Char-Array stehen, welches der Prozedur uBasic_init() übergeben wird. Wie das Programm in dieses Char-Array gelangt, ist jedem selbst über­lassen. Die einzelnen Basic-Zeilen in dem Array müssen mit '\n' (0x0A) abgeschlossen sein. </text:p>
      <text:p text:style-name="P20">Zur Abarbeitung des Basic-Programmes ist ungefähr folgender Konstrukt im eigenen Programm einzu­bauen: </text:p>
      <text:p text:style-name="P9">uBasic_init(program);</text:p>
      <text:p text:style-name="P9">do {</text:p>
      <text:p text:style-name="P9"><text:s text:c="4"/>uBasic_run();</text:p>
      <text:p text:style-name="P9"><text:s text:c="3"/>} while(!uBasic_finished());</text:p>
      <text:p text:style-name="P20"><text:line-break/>uBasic_init() setzt einen internen Pointer auf den Anfang des Programmtextes und initialisiert ein paar weitere interne Variablen. </text:p>
      <text:p text:style-name="P20">Die folgende do-while-Schleife wird solange abgearbeitet, bis das Basic-Programm endet, wobei uBasic_run() jeweils immer genau eine Basic-Zeile abarbeitet. Es ist also z.B. denkbar, in dieser Schleife auch noch das zu tun/aufzurufen, was wärend des Basic-Programmlaufes "parallel" im Mikro­<text:soft-page-break/>controller abgearbeitet werden soll. Anmerkung: es kann aber kein zweites Basic-Programm parallel laufen! </text:p>
      <text:p text:style-name="P20"><text:line-break/>Eine weitere Variante, um die Abarbeitung des Basic-Programmes in einer bestehenden Hauptschleife einzubauen, könnte ungefähr so aussehen: </text:p>
      <text:p text:style-name="P9">while (1) {</text:p>
      <text:p text:style-name="P9"><text:s text:c="3"/>...</text:p>
      <text:p text:style-name="P9"><text:s text:c="3"/>// irgendwo Programm laden und uBasic_init(program) aufrufen</text:p>
      <text:p text:style-name="P9"><text:s text:c="3"/>...</text:p>
      <text:p text:style-name="P9"><text:s text:c="3"/>if (!uBasic_finished) uBasic_run;</text:p>
      <text:p text:style-name="P9"><text:s text:c="3"/>...</text:p>
      <text:p text:style-name="P15">}</text:p>
      <text:p text:style-name="P20">Als Referenz für das Einbinden des Basic-Interpreters in eigene Programme, wird das Studium von main.c, welche im Quellcode-Archiv enthalten ist, angeraten. </text:p>
      <text:p text:style-name="Text_20_body"/>
      <text:h text:style-name="Heading_20_2" text:outline-level="2">Schnittstelle zu anderen internen C-Funktionen und -Variablen</text:h>
      <text:h text:style-name="Heading_20_3" text:outline-level="3">Basic-Befehl CALL</text:h>
      <text:p text:style-name="P20">Der <text:span text:style-name="T2">call</text:span>-Befehl ermöglicht eine drastische Erweiterung des Sprachumfangs von uBasic. Mit Hilfe die­ses Mechanismus können (fast) beliebige C-Funktionen des Programms angesprochen werden, in wel­ches der Interpreter eingebunden ist. Dabei ist die Anzahl Übergabeparameter, deren Typ sowie der Rückgabewert der Funktion für uBasic frei einstellbar.</text:p>
      <text:p text:style-name="P20">Dazu sind allerdings einige Dinge in den Quelltext-Dateien ubasic_call.h und ubasic_call.h vorzuberei­ten. </text:p>
      <text:p text:style-name="P20">Das folgende Erläuerung bezieht sich auf die Einbindung folgender C-Funktionen im Basic-Interpreter und deren Aufrufmöglichkeit mit dem Basic-Befehl <text:span text:style-name="T2">call</text:span>:</text:p>
      <text:p text:style-name="Text_20_body"/>
      <text:p text:style-name="P8">void a(void) {</text:p>
      <text:p text:style-name="P8"><text:tab/>DDRB |= (1 &lt;&lt; PB1);</text:p>
      <text:p text:style-name="P8"><text:tab/>PORTB |= (1 &lt;&lt; PB1);</text:p>
      <text:p text:style-name="P8">}</text:p>
      <text:p text:style-name="P8"/>
      <text:p text:style-name="P8">void b(int p1) {</text:p>
      <text:p text:style-name="P8"><text:tab/>DDRB |= (1 &lt;&lt; PB1);</text:p>
      <text:p text:style-name="P8"><text:tab/>if (p1) PORTB |= (1 &lt;&lt; PB1); else PORTB &amp;= ~(1 &lt;&lt; PB1);</text:p>
      <text:p text:style-name="P8">}</text:p>
      <text:p text:style-name="P8"/>
      <text:p text:style-name="P8">int c(int p1) {</text:p>
      <text:p text:style-name="P8"><text:tab/>int r=0;<text:tab/></text:p>
      <text:p text:style-name="P8"><text:tab/>ADMUX = <text:s/>p1;</text:p>
      <text:p text:style-name="P8"><text:tab/>ADMUX |= (1&lt;&lt;REFS0);</text:p>
      <text:p text:style-name="P8"><text:tab/>ADCSRA = (1&lt;&lt;ADEN) | (1&lt;&lt;ADPS1) | (1&lt;&lt;ADPS0);</text:p>
      <text:p text:style-name="P8"><text:tab/>ADCSRA |= (1&lt;&lt;ADSC); <text:s text:c="13"/></text:p>
      <text:p text:style-name="P8"><text:tab/>while (ADCSRA &amp; (1&lt;&lt;ADSC));</text:p>
      <text:p text:style-name="P8"><text:tab/>r = ADCW;</text:p>
      <text:p text:style-name="P8"><text:soft-page-break/><text:tab/>ADCSRA |= (1&lt;&lt;ADSC); <text:s/></text:p>
      <text:p text:style-name="P8"><text:tab/>while (ADCSRA &amp; (1&lt;&lt;ADSC));</text:p>
      <text:p text:style-name="P8"><text:tab/>r = ADCW;</text:p>
      <text:p text:style-name="P8"><text:tab/>ADCSRA=0;</text:p>
      <text:p text:style-name="P8"><text:tab/>return r;</text:p>
      <text:p text:style-name="P8">}</text:p>
      <text:p text:style-name="P20">Dabei ist a() eine Prozedure ohne Übergabeparameter und Rückwert, b() eine Prozedure mit einem Übergabeparameter aber ohne Rückgabewert und c() mit einem Übergabeparameter und einem Rück­gabewert.</text:p>
      <text:p text:style-name="Text_20_body"><text:s/></text:p>
      <text:p text:style-name="Text_20_body">ubasic_call.h:</text:p>
      <text:p text:style-name="P10">(1)</text:p>
      <text:p text:style-name="P8">// Funktionspointertypen</text:p>
      <text:p text:style-name="P8">#define VOID_FUNC_VOID<text:tab/><text:tab/>0</text:p>
      <text:p text:style-name="P8">#define VOID_FUNC_INT<text:tab/><text:tab/>1</text:p>
      <text:p text:style-name="P8">#define INT_FUNC_INT<text:tab/><text:tab/>2</text:p>
      <text:p text:style-name="P8"/>
      <text:p text:style-name="P10">(2)</text:p>
      <text:p text:style-name="P8">// Strukturdefinition fuer Funktionspointertabelle</text:p>
      <text:p text:style-name="P8">typedef struct {</text:p>
      <text:p text:style-name="P8"><text:s text:c="6"/>char* funct_name;</text:p>
      <text:p text:style-name="P8"><text:s text:c="6"/>union ftp {</text:p>
      <text:p text:style-name="P8"><text:s text:c="8"/>void (*VoidFuncVoid)(void);</text:p>
      <text:p text:style-name="P8"><text:s text:c="8"/>void (*VoidFuncInt)<text:tab/>(int);</text:p>
      <text:p text:style-name="P8"><text:s text:c="8"/>int <text:s/>(*IntFuncInt)<text:tab/>(int);</text:p>
      <text:p text:style-name="P8"><text:s text:c="6"/>} funct_ptr;</text:p>
      <text:p text:style-name="P8"><text:s text:c="6"/>unsigned char typ;</text:p>
      <text:p text:style-name="P8">} callfunct_t;</text:p>
      <text:p text:style-name="Text_20_body"/>
      <text:p text:style-name="P20"><text:span text:style-name="T5">(1)</text:span> Es empfiehlt sich für jeden „Funktionstyp“ ein eigenes Define anzulegen. Mit „Funktionstyp“ ist die jeweilige Anzahl/Typ der Übergabeparameter und ob es einen Rückgabewert gibt, gemeint. Es reicht ein Define für unterschiedliche C-Funktionen gleichen Typs.</text:p>
      <text:p text:style-name="P22"/>
      <text:p text:style-name="P20"><text:span text:style-name="T5">(2)</text:span> Für jeden neuen „Funktionstyp“ ist in der Strukturdefinition callfunct_t ein entsprechender Eintrag in der union-Definition ftp aufzunehmen. Einige Beispiele sind im obigen Quellcodefragment aufge­führt.</text:p>
      <text:p text:style-name="Text_20_body"/>
      <text:p text:style-name="Text_20_body">ubasic_call.c:</text:p>
      <text:p text:style-name="P10">(3)</text:p>
      <text:p text:style-name="P8">// Funktionspointertabelle</text:p>
      <text:p text:style-name="P8">callfunct_t callfunct[] = {</text:p>
      <text:p text:style-name="P8"><text:s text:c="4"/>{"a",<text:tab/>.funct_ptr.VoidFuncVoid=a,<text:tab/>VOID_FUNC_VOID},</text:p>
      <text:p text:style-name="P8"><text:s text:c="4"/>{"b",<text:tab/>.funct_ptr.VoidFuncInt=b,<text:tab/>VOID_FUNC_INT},</text:p>
      <text:p text:style-name="P8"><text:s text:c="4"/>{"c",<text:tab/>.funct_ptr.IntFuncInt=c,<text:tab/><text:tab/>INT_FUNC_INT},</text:p>
      <text:p text:style-name="P8"><text:s text:c="4"/>{NULL, {NULL},<text:tab/>255}</text:p>
      <text:p text:style-name="P8">};</text:p>
      <text:p text:style-name="P8"/>
      <text:p text:style-name="P8">...</text:p>
      <text:p text:style-name="P8"/>
      <text:p text:style-name="P10">(4)</text:p>
      <text:p text:style-name="P8">// je nach Funktionstyp (3.Spalte in Funktionspointertabelle) </text:p>
      <text:p text:style-name="P8">// Parameterliste aufbauen und Funktion aufrufen</text:p>
      <text:p text:style-name="P8"><text:soft-page-break/>switch (callfunct[idx].typ){</text:p>
      <text:p text:style-name="P8"><text:tab/>case VOID_FUNC_VOID: <text:tab/><text:tab/><text:tab/><text:tab/><text:tab/><text:tab/><text:tab/><text:tab/><text:tab/><text:tab/><text:tab/>callfunct[idx].funct_ptr.VoidFuncVoid();</text:p>
      <text:p text:style-name="P8"><text:tab/><text:tab/>break;</text:p>
      <text:p text:style-name="P8"><text:tab/>case VOID_FUNC_INT:<text:tab/></text:p>
      <text:p text:style-name="P8"><text:tab/><text:tab/>accept(TOKENIZER_COMMA);</text:p>
      <text:p text:style-name="P8"><text:tab/><text:tab/>p1=expr();</text:p>
      <text:p text:style-name="P8"><text:tab/><text:tab/>callfunct[idx].funct_ptr.VoidFuncInt(p1);</text:p>
      <text:p text:style-name="P8"><text:tab/><text:tab/>break;</text:p>
      <text:p text:style-name="P8"><text:tab/>case INT_FUNC_INT: </text:p>
      <text:p text:style-name="P8"><text:tab/><text:tab/>accept(TOKENIZER_COMMA);</text:p>
      <text:p text:style-name="P8"><text:tab/><text:tab/>p1=expr();</text:p>
      <text:p text:style-name="P8"><text:tab/><text:tab/>r=callfunct[idx].funct_ptr.IntFuncInt(p1);</text:p>
      <text:p text:style-name="P8"><text:tab/><text:tab/>break;</text:p>
      <text:p text:style-name="P8"/>
      <text:p text:style-name="P8">...</text:p>
      <text:p text:style-name="P8"/>
      <text:p text:style-name="P10">(5)</text:p>
      <text:p text:style-name="P8">// bei Funktionspointertypen ohne Rueckgabewert ein Token</text:p>
      <text:p text:style-name="P8">// weitergelesen...</text:p>
      <text:p text:style-name="P8">if <text:s/>((callfunct[idx].typ == VOID_FUNC_VOID) ||</text:p>
      <text:p text:style-name="P8"><text:tab/>(callfunct[idx].typ == VOID_FUNC_INT) </text:p>
      <text:p text:style-name="P8"><text:tab/>) tokenizer_next();</text:p>
      <text:p text:style-name="Text_20_body"/>
      <text:p text:style-name="P20"><text:span text:style-name="T5">(3)</text:span> In der Tabelle callfunct[] sind die einzelnen, durch uBasic aufrufbaren C-Funktionen einzufügen. Dabei entspricht die 1.Spalte dem Namen der Funktion, mit dem die Funktion mittels des uBasic-Be­fehl <text:span text:style-name="T2">call</text:span> aufgerufen werden soll. Die 2.Spalte nimmt den Zeiger auf die C-Funktion auf, wobei aber unbedingt darauf zu achten ist, dass die entsprechend korrekte Typdefinition aus der union ftp (uBasic_call.h) verwendet wird. Das gleiche gilt für die 3.Spalte, die das entsprechende Define für den Funktionstyp aufnimmt.</text:p>
      <text:p text:style-name="P20"/>
      <text:p text:style-name="P20"><text:span text:style-name="T5">(4)</text:span> In dem switch-Block in der Prozedure call-statement() muss für jeden Funktionstyp ein entspre­chender case-Zweig vorhanden sein, in dem die jeweiligen <text:s/>Parameter des <text:span text:style-name="T2">call</text:span>-Befehles (uBasic) via Tokenizer-Aufrufe ausgelesen werden, der entsprechende Funktionsaufruf über den jeweiligen Funkti­onspointer erfolgt sowie der u.U. vorhandene Rückgabewert verarbeitet wird.</text:p>
      <text:p text:style-name="P20"/>
      <text:p text:style-name="P20"><text:span text:style-name="T5">(5)</text:span> Bei C-Funktionen ohne Rückgabewert, der auch an den call-Befehl (uBasic) zurück gereicht wer­den soll, ist das entsprechende Funktionstyp-Define in der if-Anweisung (call_statement()), mit ODER verknüpft, aufzunehmen.</text:p>
      <text:p text:style-name="P20">Selbstverständlich sind die Header-Dateien, in denen die entsprechenden C-Variablen definiert sind, zu includieren. </text:p>
      <text:p text:style-name="Text_20_body"/>
      <text:h text:style-name="Heading_20_3" text:outline-level="3">Basic-Befehle VPEEK, VPOKE</text:h>
      <text:p text:style-name="P20">Mit den Basic-Anweisungen <text:span text:style-name="T2">vpeek</text:span> und <text:span text:style-name="T2">vpoke</text:span> ist es möglich auf interne C-Variablen der Rahmen-Pro­gramms zuzugreifen, in das der Interpreter eingebettet ist. Dazu sind in ubasic_cvars.c diese Variablen dem Interpreter über die dort definierte Tabelle cvars[] bekannt zumachen.</text:p>
      <text:p text:style-name="Text_20_body">Beispiel (ubasic_cvars.c):</text:p>
      <text:p text:style-name="P8">// Variablenpointertabelle</text:p>
      <text:p text:style-name="P8"><text:soft-page-break/>cvars_t cvars[] = {</text:p>
      <text:p text:style-name="P8"><text:s text:c="4"/>{"a", &amp;va},</text:p>
      <text:p text:style-name="P8"><text:s text:c="4"/>{NULL, NULL}</text:p>
      <text:p text:style-name="P8">};</text:p>
      <text:p text:style-name="P20">In dem Beispiel wird die interne C-Variable va vom Typ Integer wird mit dem Namen „a“ verknüpft. Über diesen Namen kann mit den Basic-Befehlen <text:span text:style-name="T2">vpeek</text:span> und <text:span text:style-name="T2">vpoke</text:span> auf den Inhalt der Variablen zuge­griffen werden. Es sind nur Integervariablen einbindbar, da der Basic-Interpreter nur mit Integer arbei­ten kann.</text:p>
      <text:p text:style-name="P20">Selbstverständlich sind die Header-Dateien, in denen die entsprechenden C-Variablen definiert sind, zu includieren. </text:p>
      <text:p text:style-name="Text_20_body"/>
      <text:h text:style-name="Heading_20_1" text:outline-level="1">Variabler Zugriff auf Basic-Quelltext</text:h>
      <text:h text:style-name="Heading_20_2" text:outline-level="2">Ziel </text:h>
      <text:p text:style-name="P20">Ziel der in der Folge beschrieben Systematik ist es, das Einlesen des Basic-Quelltextes von einem be­liebigen Medium zu ermöglichen. Medien könnten z.B. sein:</text:p>
      <text:list xml:id="list508850360" text:style-name="L7">
        <text:list-item>
          <text:p text:style-name="P30">ein Array innerhalb des (Haupt-)Programms (so wie in der Ursprungsversion mit dem Nachteil, dass die Größe des Arrays konstant ist und von Anfang an den frei verfügbaren dynamischen Speicher entsprechend reduziert; die max. Größe eines Basic-Programmes wird durch die Di­mension dieses Arrays begrenzt)</text:p>
        </text:list-item>
        <text:list-item>
          <text:p text:style-name="P30">Flash-RAM, EEPROM eines Mikrocontrollers, soweit vorhanden (z.B. AVR-Mikrocontroller)</text:p>
        </text:list-item>
        <text:list-item>
          <text:p text:style-name="P30">angeschlossene externe Speicherbausteine</text:p>
        </text:list-item>
        <text:list-item>
          <text:p text:style-name="P30">ein eventuell vorhandenes Filesystem (SD-Karte, Festplatte usw.)</text:p>
        </text:list-item>
        <text:list-item>
          <text:p text:style-name="P30">usw.</text:p>
        </text:list-item>
      </text:list>
      <text:p text:style-name="P20"/>
      <text:p text:style-name="P20">Voraussetzung ist, dass innerhalb des Quelltext-Mediums, mittels geeigneter Funktionen und berechen­barer Zeiger, frei und in jede Richtung positioniert werden kann, da ja der Quelltext-Parser (tokeni­zer.c) nicht nur sequenziell arbeitet, sondern, je nach Kontext, auch Programmtext überspringen oder im selbigen <text:s/>zurückspringen (goto, gosub, for-next usw.) sowie neu analysieren muss. Bei uBasic han­delt es sich halt um einen Interpreter, der den Quelltext zur Laufzeit analysiert und unmittelbar aus­führt.</text:p>
      <text:h text:style-name="Heading_20_2" text:outline-level="2">Umsetzung</text:h>
      <text:p text:style-name="P20">Der eigentliche Zugriff auf den Basic-Quelltext erfolgt innerhalb des Parsers (tokenizer.c) mittels eines Zeigers, der immer auf die aktuelle Position innerhalb des Basic-Programmes zeigt. Folgende Funktio­nen müssen mit diesem Zeiger realisierbar sein:</text:p>
      <text:list xml:id="list961650732" text:style-name="L8">
        <text:list-item>
          <text:p text:style-name="P36">Abfrage der Zeigersposition</text:p>
        </text:list-item>
        <text:list-item>
          <text:p text:style-name="P36">Abfrage des Wertes der Speicherzelle, auf die der Zeiger aktuell zeigt</text:p>
        </text:list-item>
        <text:list-item>
          <text:p text:style-name="P36">Inkrementieren des Zeigers um eine Stelle weiter</text:p>
        </text:list-item>
        <text:list-item>
          <text:p text:style-name="P36">Setzen einer beliebigen neuen Zeigerposition</text:p>
        </text:list-item>
        <text:list-item>
          <text:p text:style-name="P36">Basic-Programmende-Erkennung</text:p>
        </text:list-item>
      </text:list>
      <text:p text:style-name="Text_20_body"><text:soft-page-break/></text:p>
      <text:p text:style-name="P20">Sämtliche relevanten Stellen im uBasic-Quelltext sind mit Defines realisiert, deren Umsetzung je nach Medium-Zugriffsart neu definiert werden können. Die entsprechenden Definition erfolgen in der Hea­der-Datei tokenizer_access.h und haben folgende Bedeutungen (mit jeweils dem Beispiel für den Zu­griff auf einen definierten Bereich im Speicher):</text:p>
      <text:p text:style-name="Text_20_body"/>
      <text:p text:style-name="Preformatted_20_Text">#define PTR_TYPE char const *</text:p>
      <text:p text:style-name="P20">Definition des Types der Variable, die den Zeigerwert beinhaltet. Könnte theoretisch auch vom Typ In­teger o.ä. sein, wenn die jeweilige Zugriffsart dies erfordert.</text:p>
      <text:p text:style-name="Text_20_body"/>
      <text:p text:style-name="Preformatted_20_Text">static PTR_TYPE ptr;</text:p>
      <text:p text:style-name="Text_20_body">Definition der Zeigervariable selbst.</text:p>
      <text:p text:style-name="Text_20_body"/>
      <text:p text:style-name="Preformatted_20_Text">#define PROG_PTR ptr</text:p>
      <text:p text:style-name="Text_20_body">Bezeichnet die Zeigervariable im Quelltext. </text:p>
      <text:p text:style-name="Text_20_body"/>
      <text:p text:style-name="Preformatted_20_Text">#define SET_PROG_PTR_ABSOLUT(param)<text:tab/> (PROG_PTR = (param))</text:p>
      <text:p text:style-name="P20">Setzt den Zeiger auf die Position param (absolut zum Anfang). Wichtig ist, dass auch der physische Zeiger des entsprechenden Mediums danach auf die korrekte Position zeigt bzw. der Inhalt der referen­zierten Speicherzelle mittels GET_CONTENT_PROG_PTR ermittelbar ist.</text:p>
      <text:p text:style-name="Text_20_body"/>
      <text:p text:style-name="Preformatted_20_Text">#define GET_CONTENT_PROG_PTR<text:tab/>*ptr</text:p>
      <text:p text:style-name="P20">Gibt den Inhalt der Speicherzelle zurück, auf die der Zeiger zeigt. Hinweis: Routinen wie z.B. fgetc() für einen Dateizugriff aus stdio.h inkrementieren automatisch ihren internen Zeiger auf die nächste Stelle in der Datei!</text:p>
      <text:p text:style-name="Text_20_body"/>
      <text:p text:style-name="Preformatted_20_Text">#define INCR_PROG_PTR ++ptr</text:p>
      <text:p text:style-name="P20">Erhöht den Wert des Zeiger um eine Stelle. Wichtig ist, dass auch der physischen Zeiger des entspre­chenden Mediums danach auf die korrekte Position zeigt und der Inhalt der referenzierten Speicherzel­le mittels GET_CONTENT_PROG_PTR abfragbar ist. </text:p>
      <text:p text:style-name="P20">Theoretisch könnte auch SET_PROG_PTR_ABSOLUT verwendet werden:</text:p>
      <text:p text:style-name="Preformatted_20_Text">#define INCR_PROG_PTR (SET_PROG_PTR_ABSOLUT(PROG_PTR+1))</text:p>
      <text:p text:style-name="P20">Aber vielleicht gibt es, je nach Medium, optimalere Operationen (wie z.B. bei Zugriffen via fseek()/fgetc() innerhalb eines Dateisystems). Aus diesen Grund ist dieses Define extra herausgeführt.</text:p>
      <text:p text:style-name="P20"/>
      <text:p text:style-name="Preformatted_20_Text">#define END_OF_PROG_TEXT GET_CONTENT_PROG_PTR == 0</text:p>
      <text:p text:style-name="P20">Bedingung mit der das physische Ende des Basic-Programmtextes erkannt werden kann. Das Ergebnis muss wahr (größer 0) sein, wenn das Programmende erreicht ist.</text:p>
      <text:p text:style-name="P20"/>
      <text:p text:style-name="P20">Im Quelltextarchiv sind folgende Beispiele für unterschiedliche Zugriffsmethoden auf den Basic-Quelltext zu finden:</text:p>
      <text:list xml:id="list182629117" text:style-name="L9">
        <text:list-item>
          <text:p text:style-name="P31">über Speicherbereich im (S)RAM via Array mit konstanter Größe referenziert:</text:p>
        </text:list-item>
        <text:list-item>
          <text:p text:style-name="P42"><text:soft-page-break/>für AVR</text:p>
        </text:list-item>
        <text:list-item>
          <text:p text:style-name="P46">Hauptprogramm: main<text:span text:style-name="T3">.c</text:span><text:span text:style-name="T9">;</text:span> </text:p>
        </text:list-item>
        <text:list-item>
          <text:p text:style-name="P46">Makefile: <text:span text:style-name="T2">Makefile.avr; </text:span></text:p>
        </text:list-item>
        <text:list-item>
          <text:p text:style-name="P46"><text:span text:style-name="T6">Define in tokenizer_access.h: </text:span><text:span text:style-name="T2">ACCESS_VIA_SRAM</text:span></text:p>
        </text:list-item>
        <text:list-item>
          <text:p text:style-name="P42"><text:span text:style-name="T6">für Linux</text:span></text:p>
        </text:list-item>
        <text:list-item>
          <text:p text:style-name="P46"><text:span text:style-name="T6">Hauptprogramm:</text:span><text:span text:style-name="T2"> use</text:span><text:span text:style-name="T3">_ubasic.c;</text:span><text:span text:style-name="T2"> </text:span></text:p>
        </text:list-item>
        <text:list-item>
          <text:p text:style-name="P46"><text:span text:style-name="T6">Makefile:</text:span><text:span text:style-name="T2"> Makefile.linux; </text:span></text:p>
        </text:list-item>
        <text:list-item>
          <text:p text:style-name="P46"><text:span text:style-name="T6">Define in tokenizer_access.h: </text:span><text:span text:style-name="T2">ACCESS_VIA_SRAM</text:span></text:p>
        </text:list-item>
        <text:list-item>
          <text:p text:style-name="P31">über Programm-Flash-Speicher eines AVR-Mikrocontrollers:</text:p>
        </text:list-item>
        <text:list-item>
          <text:p text:style-name="P42">Hauptprogramm: <text:span text:style-name="T3">pgm_ubasic.c</text:span><text:span text:style-name="T9">;</text:span> </text:p>
        </text:list-item>
        <text:list-item>
          <text:p text:style-name="P42">Makefile: <text:span text:style-name="T2">Makefile.avr_pgm; </text:span></text:p>
        </text:list-item>
        <text:list-item>
          <text:p text:style-name="P42"><text:span text:style-name="T6">Define in tokenizer_access.h: </text:span><text:span text:style-name="T2">ACCESS_VIA_PGM</text:span></text:p>
        </text:list-item>
        <text:list-item>
          <text:p text:style-name="P45">über direkte Dateisystemzugriffe (ohne selbst definierte Zwischenpufferbereiche) unter Linux:</text:p>
        </text:list-item>
        <text:list-item>
          <text:p text:style-name="P42"><text:span text:style-name="T6">Hauptprogramm:</text:span><text:span text:style-name="T2"> file</text:span><text:span text:style-name="T3">_ubasic.c;</text:span><text:span text:style-name="T2"> </text:span></text:p>
        </text:list-item>
        <text:list-item>
          <text:p text:style-name="P42"><text:span text:style-name="T6">Makefile:</text:span><text:span text:style-name="T2"> Makefile.linux_file; </text:span></text:p>
        </text:list-item>
        <text:list-item>
          <text:p text:style-name="P44">Define in tokenizer_access.h und tokenizer_access.c: <text:span text:style-name="T2">ACCESS_VIA_FILE</text:span></text:p>
        </text:list-item>
      </text:list>
      <text:p text:style-name="P27"/>
      <text:p text:style-name="P24"/>
      <text:p text:style-name="P27"/>
      <text:p text:style-name="P24"/>
      <text:h text:style-name="P49" text:outline-level="1">Formale Syntax-Beschreibung (Erweiterte Backus-Naur-Form)</text:h>
      <text:p text:style-name="P7"/>
      <text:p text:style-name="P11">Line<text:tab/><text:tab/>= number statement "\\n"; </text:p>
      <text:p text:style-name="P11">statement<text:tab/>= PRINT printlist | </text:p>
      <text:p text:style-name="P11"><text:tab/><text:tab/> <text:s/>[LET] var "=" expression | </text:p>
      <text:p text:style-name="P11"><text:tab/><text:tab/> <text:s/>GOTO expression | </text:p>
      <text:p text:style-name="P11"><text:tab/><text:tab/> <text:s/>GOSUB expression | </text:p>
      <text:p text:style-name="P11"><text:tab/><text:tab/> <text:s/>RETURN | </text:p>
      <text:p text:style-name="P11"><text:s text:c="2"/><text:tab/><text:tab/> <text:s/>IF expression relop expression (THEN statement [ELSE statement]|[THEN] statement) | </text:p>
      <text:p text:style-name="P11"><text:tab/><text:tab/> <text:s/>FOR var "=" expression ( TO | DOWNTO ) expression [STEP expression]| </text:p>
      <text:p text:style-name="P11"><text:tab/><text:tab/> <text:s/>NEXT var | </text:p>
      <text:p text:style-name="P11"><text:tab/><text:tab/> <text:s/>REM { any_character } | </text:p>
      <text:p text:style-name="P11"><text:tab/><text:tab/> <text:s/>SRAND | </text:p>
      <text:p text:style-name="P11"><text:tab/><text:tab/> <text:s/>WAIT expression | </text:p>
      <text:p text:style-name="P11"><text:tab/><text:tab/> <text:s/>OUT "(" characterstr "," expression ")" "=" expression | </text:p>
      <text:p text:style-name="P11"><text:tab/><text:tab/> <text:s/>EPOKE "(" expression ")" "=" expression | </text:p>
      <text:p text:style-name="P11"><text:tab/><text:tab/> <text:s/>VPOKE "(" characterstr ")" "=" expression | </text:p>
      <text:p text:style-name="P11"><text:tab/><text:tab/> <text:s/>DIR "(" characterstr "," expression ")" "=" expression | </text:p>
      <text:p text:style-name="P11"><text:tab/><text:tab/> <text:s/>CALL "(" characterstr "," exprlist ")"; </text:p>
      <text:p text:style-name="P11">printlist<text:tab/>= [printitem | printitem separator printlist]; </text:p>
      <text:p text:style-name="P11">printitem<text:tab/>= (expression | characterstr); </text:p>
      <text:p text:style-name="P11">varlist<text:tab/><text:tab/>= var | var "," varlist; </text:p>
      <text:p text:style-name="P11">exprlist <text:tab/>= expression | expression "," exprlist; </text:p>
      <text:p text:style-name="P11">expression<text:tab/>= ["-"|"+"] (term | "(" term ")"); </text:p>
      <text:p text:style-name="P11">term<text:tab/><text:tab/>= factor | factor operator term; </text:p>
      <text:p text:style-name="P11">factor<text:tab/><text:tab/>= var | ["+" | "-"] number | expression | function; </text:p>
      <text:p text:style-name="P11">function<text:tab/>= RAND "(" expression ")" | </text:p>
      <text:p text:style-name="P11"><text:tab/><text:tab/> <text:s/>ABS "(" expression ")" | </text:p>
      <text:p text:style-name="P11"><text:tab/><text:tab/> <text:s/>NOT "(" expression ")" | </text:p>
      <text:p text:style-name="P11"><text:tab/><text:tab/> <text:s/>EPEEK "(" expression ")" | </text:p>
      <text:p text:style-name="P11"><text:tab/><text:tab/> <text:s/>ADC "(" expression ")" | </text:p>
      <text:p text:style-name="P11"><text:tab/><text:tab/> <text:s/>IN "(" characterstr "," expression ")" | </text:p>
      <text:p text:style-name="P11"><text:tab/><text:tab/> <text:s/>CALL "(" characterstr "," exprlist ")" | </text:p>
      <text:p text:style-name="P11"><text:tab/><text:tab/> <text:s/>VPEEK "(" characterstr ")"<text:tab/>; </text:p>
      <text:p text:style-name="P11">number<text:tab/><text:tab/>= digit | digit number; </text:p>
      <text:p text:style-name="P11">separator<text:tab/>= "," | ";"; </text:p>
      <text:p text:style-name="P11">var<text:tab/><text:tab/>= "A" | "..." | "Z" | "a" | "..." | "z"; </text:p>
      <text:p text:style-name="P11">digit<text:tab/><text:tab/>= "0" | "..." | "9"; </text:p>
      <text:p text:style-name="P11">relop<text:tab/><text:tab/>= "&lt;" | "&gt;" | "=" | "&lt;=" | "&gt;=" | "&lt;&gt;" | "&lt;&gt;"; </text:p>
      <text:p text:style-name="P11">operator<text:tab/>= "+" | "-" | "*" | "/" | "%" | "mod" | "|" | "or" | "&amp;" | </text:p>
      <text:p text:style-name="P11"><text:s text:c="14"/><text:tab/> <text:s/>"and" | "xor" | "shl" | "shr"; </text:p>
      <text:p text:style-name="P11">characterstr<text:tab/>= "\"" <text:s/>{ any_character } "\""; </text:p>
      <text:p text:style-name="P11"/>
      <text:p text:style-name="P7"/>
      <text:p text:style-name="Standard"/>
      <text:p text:style-name="P5">Mit diversen Tools können aus obiger EBNF-Beschreibung die bekannten Syntax-Diagramme generiert werden. Ein Online-Tool ist unter <text:s/><text:a xlink:type="simple" xlink:href="http://www-cgi.uni-regensburg.de/~brf09510/syntax.html">http://www-cgi.uni-regensburg.de/~brf09510/syntax.html</text:a> zu finden.</text:p>
      <text:h text:style-name="P49" text:outline-level="1">Bekannte Fehler</text:h>
      <text:p text:style-name="P20">Derzeit sind keine Fehler bekannt. Sollten Fehler gefunden werden, können sie gern über die unten an­gegebene E-Mailadresse gemeldet werden.</text:p>
      <text:p text:style-name="Text_20_body"/>
      <text:h text:style-name="Heading_20_1" text:outline-level="1">Kontakt</text:h>
      <text:p text:style-name="Text_20_body">Uwe Berger; bergeruw@gmx.net</text:p>
      <text:p text:style-name="Text_20_body"/>
      <text:p text:style-name="Text_20_body">Webseiten zum Projekt: </text:p>
      <text:list xml:id="list914232550" text:style-name="L10">
        <text:list-item>
          <text:p text:style-name="P37">http://bralug.de/wiki/UBasic-avr</text:p>
        </text:list-item>
        <text:list-item>
          <text:p text:style-name="P37">http://www.mikrocontroller.net/articles/AVR_BASIC</text:p>
          <text:p text:style-name="P3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style:register-true="tru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master-page-name="">
      <style:paragraph-properties fo:margin-left="0.998cm" fo:margin-right="0cm" fo:margin-top="0cm" fo:margin-bottom="0cm"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ffffcc" style:shadow="none">
        <style:background-image/>
      </style:paragraph-properties>
      <style:text-properties style:font-name="Courier 10 Pitch"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1.4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23" draw:style-name="Mgr1" draw:text-style-name="MP1" svg:x1="0.025cm" svg:y1="0.007cm" svg:x2="16.98cm" svg:y2="0.007cm"><text:p/></draw:line>Manual: uBasic-avr<text:tab/><text:tab/><text:page-number text:select-page="current">24</text:page-number>/<text:page-count>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6-09T12:56:47</meta:creation-date>
    <dc:date>2010-11-30T00:41:35</dc:date>
    <dc:language>de-DE</dc:language>
    <meta:editing-cycles>179</meta:editing-cycles>
    <meta:editing-duration>PT87H31M43S</meta:editing-duration>
    <meta:document-statistic meta:table-count="3" meta:image-count="0" meta:object-count="0" meta:page-count="24" meta:paragraph-count="635" meta:word-count="4828" meta:character-count="36004"/>
    <meta:user-defined meta:name="Info 1"/>
    <meta:user-defined meta:name="Info 2"/>
    <meta:user-defined meta:name="Info 3"/>
    <meta:user-defined meta:name="Info 4"/>
  </office:meta>
</office:document-meta>
</file>